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127.38mm" svg:y="6.83mm">
            <loext:p draw:notify-on-update-of-ranges="Sheet1.D7:Sheet1.D10 Sheet1.E6:Sheet1.E6 Sheet1.E7:Sheet1.E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 table:number-rows-repeated="6">
          <table:table-cell table:number-columns-repeated="11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2.845" calcext:value-type="float">
            <text:p>2,84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198.435" calcext:value-type="float">
            <text:p>198,43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18783.23" calcext:value-type="float">
            <text:p>18783,2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2155641.69" calcext:value-type="float">
            <text:p>2155641,69</text:p>
          </table:table-cell>
          <table:table-cell table:number-columns-repeated="6"/>
        </table:table-row>
        <table:table-row table:style-name="ro1" table:number-rows-repeated="18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Regression</text:span>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Regression Model</text:p>
          </table:table-cell>
          <table:table-cell office:value-type="string" calcext:value-type="string">
            <text:p>Power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R^2</text:p>
          </table:table-cell>
          <table:table-cell table:number-matrix-columns-spanned="1" table:number-matrix-rows-spanned="1" table:formula="of:=RSQ(LN([Sheet1.$E$7:.$E$10]) ; LN([Sheet1.$D$7:.$D$10]))" office:value-type="float" office:value="0.999386286345875" calcext:value-type="float">
            <text:p>0,999386286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ndard Error</text:p>
          </table:table-cell>
          <table:table-cell table:number-matrix-columns-spanned="1" table:number-matrix-rows-spanned="1" table:formula="of:=STEYX(LN([Sheet1.$E$7:.$E$10]) ; LN([Sheet1.$D$7:.$D$10]))" office:value-type="float" office:value="0.176962857334904" calcext:value-type="float">
            <text:p>0,1769628573</text:p>
          </table:table-cell>
          <table:table-cell table:number-columns-repeated="4"/>
          <table:table-cell office:value-type="float" office:value="12500" calcext:value-type="float">
            <text:p>12500</text:p>
          </table:table-cell>
          <table:table-cell table:formula="of:=[Sheet1.E$36]*[Sheet1.J33]^[Sheet1.E$35]" office:value-type="float" office:value="32402.5393908203" calcext:value-type="float">
            <text:p>32402,5393908203</text:p>
          </table:table-cell>
        </table:table-row>
        <table:table-row table:style-name="ro1">
          <table:table-cell table:number-columns-repeated="9"/>
          <table:table-cell office:value-type="float" office:value="25000" calcext:value-type="float">
            <text:p>25000</text:p>
          </table:table-cell>
          <table:table-cell table:formula="of:=[Sheet1.E$36]*[Sheet1.J34]^[Sheet1.E$35]" office:value-type="float" office:value="126193.90904588" calcext:value-type="float">
            <text:p>126193,9090458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lope</text:p>
          </table:table-cell>
          <table:table-cell table:number-matrix-columns-spanned="1" table:number-matrix-rows-spanned="1" table:formula="of:=SLOPE(LN([Sheet1.$E$7:.$E$10]) ; LN([Sheet1.$D$7:.$D$10]))" office:value-type="float" office:value="1.96146349114687" calcext:value-type="float">
            <text:p>1,9614634911</text:p>
          </table:table-cell>
          <table:table-cell table:number-columns-repeated="4"/>
          <table:table-cell office:value-type="float" office:value="50000" calcext:value-type="float">
            <text:p>50000</text:p>
          </table:table-cell>
          <table:table-cell table:formula="of:=[Sheet1.E$36]*[Sheet1.J35]^[Sheet1.E$35]" office:value-type="float" office:value="491470.822339045" calcext:value-type="float">
            <text:p>491470,82233904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cept</text:p>
          </table:table-cell>
          <table:table-cell table:number-matrix-columns-spanned="1" table:number-matrix-rows-spanned="1" table:formula="of:=EXP(INTERCEPT(LN([Sheet1.$E$7:.$E$10]) ; LN([Sheet1.$D$7:.$D$10])))" office:value-type="float" office:value="0.000298290642940386" calcext:value-type="float">
            <text:p>0,0002982906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formula="of:=INDEX([Sheet1.$D$7:.$D$10]; 1; 1)" office:value-type="float" office:value="100" calcext:value-type="float">
            <text:p>100</text:p>
          </table:table-cell>
          <table:table-cell table:formula="of:=[Sheet1.$E$36] * [Sheet1.$D$38] ^ [Sheet1.$E$35]" office:value-type="float" office:value="2.49785148268846" calcext:value-type="float">
            <text:p>2,4978514827</text:p>
          </table:table-cell>
          <table:table-cell/>
          <table:table-cell table:formula="of:=[Sheet1.D38]^[Sheet1.E$35]*[Sheet1.E$36]" office:value-type="float" office:value="2.49785148268846" calcext:value-type="float">
            <text:p>2,4978514827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NDEX([Sheet1.$D$7:.$D$10]; 2; 1)" office:value-type="float" office:value="1000" calcext:value-type="float">
            <text:p>1000</text:p>
          </table:table-cell>
          <table:table-cell table:formula="of:=[Sheet1.$E$36] * [Sheet1.$D$39] ^ [Sheet1.$E$35]" office:value-type="float" office:value="228.575723798521" calcext:value-type="float">
            <text:p>228,5757237985</text:p>
          </table:table-cell>
          <table:table-cell/>
          <table:table-cell table:formula="of:=[Sheet1.D39]^[Sheet1.E$35]*[Sheet1.E$36]" office:value-type="float" office:value="228.575723798521" calcext:value-type="float">
            <text:p>228,5757237985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NDEX([Sheet1.$D$7:.$D$10]; 3; 1)" office:value-type="float" office:value="10000" calcext:value-type="float">
            <text:p>10000</text:p>
          </table:table-cell>
          <table:table-cell table:formula="of:=[Sheet1.$E$36] * [Sheet1.$D$40] ^ [Sheet1.$E$35]" office:value-type="float" office:value="20916.7205785126" calcext:value-type="float">
            <text:p>20916,7205785126</text:p>
          </table:table-cell>
          <table:table-cell/>
          <table:table-cell table:formula="of:=[Sheet1.D40]^[Sheet1.E$35]*[Sheet1.E$36]" office:value-type="float" office:value="20916.7205785126" calcext:value-type="float">
            <text:p>20916,7205785126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NDEX([Sheet1.$D$7:.$D$10]; 4; 1)" office:value-type="float" office:value="100000" calcext:value-type="float">
            <text:p>100000</text:p>
          </table:table-cell>
          <table:table-cell table:formula="of:=[Sheet1.$E$36] * [Sheet1.$D$41] ^ [Sheet1.$E$35]" office:value-type="float" office:value="1914066.78053535" calcext:value-type="float">
            <text:p>1914066,78053535</text:p>
          </table:table-cell>
          <table:table-cell/>
          <table:table-cell table:formula="of:=[Sheet1.D41]^[Sheet1.E$35]*[Sheet1.E$36]" office:value-type="float" office:value="1914066.78053535" calcext:value-type="float">
            <text:p>1914066,78053535</text:p>
          </table:table-cell>
          <table:table-cell table:number-columns-repeated="4"/>
        </table:table-row>
      </table:table>
      <table:table table:name="JS-256MB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.030033" calcext:value-type="float">
            <text:p>1,030033</text:p>
          </table:table-cell>
          <table:table-cell/>
          <table:table-cell office:value-type="float" office:value="619" calcext:value-type="float">
            <text:p>619</text:p>
          </table:table-cell>
          <table:table-cell office:value-type="float" office:value="73.455216" calcext:value-type="float">
            <text:p>73,455216</text:p>
          </table:table-cell>
          <table:table-cell/>
          <table:table-cell office:value-type="float" office:value="2104" calcext:value-type="float">
            <text:p>2104</text:p>
          </table:table-cell>
          <table:table-cell office:value-type="float" office:value="898.142258" calcext:value-type="float">
            <text:p>898,142258</text:p>
          </table:table-cell>
          <table:table-cell table:number-columns-repeated="5"/>
          <table:table-cell office:value-type="string" calcext:value-type="string">
            <text:p>Average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.840621" calcext:value-type="float">
            <text:p>0,84062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5.744366" calcext:value-type="float">
            <text:p>5,744366</text:p>
          </table:table-cell>
          <table:table-cell/>
          <table:table-cell office:value-type="float" office:value="2188" calcext:value-type="float">
            <text:p>2188</text:p>
          </table:table-cell>
          <table:table-cell office:value-type="float" office:value="996.602053" calcext:value-type="float">
            <text:p>996,602053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formula="of:=AVERAGE(['JS-256MB'.B6:.B54])" office:value-type="float" office:value="0.073162" calcext:value-type="float">
            <text:p>0,073162</text:p>
          </table:table-cell>
          <table:table-cell table:formula="of:=STDEV(['JS-256MB'.B6:.B54])" office:value-type="float" office:value="0.180102321052275" calcext:value-type="float">
            <text:p>0,1801023211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.02339" calcext:value-type="float">
            <text:p>1,0233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4.063596" calcext:value-type="float">
            <text:p>4,063596</text:p>
          </table:table-cell>
          <table:table-cell/>
          <table:table-cell office:value-type="float" office:value="2135" calcext:value-type="float">
            <text:p>2135</text:p>
          </table:table-cell>
          <table:table-cell office:value-type="float" office:value="961.107515" calcext:value-type="float">
            <text:p>961,107515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table:formula="of:=AVERAGE(['JS-256MB'.E6:.E54])" office:value-type="float" office:value="3.70463265306123" calcext:value-type="float">
            <text:p>3,7046326531</text:p>
          </table:table-cell>
          <table:table-cell table:formula="of:=STDEV(['JS-256MB'.E6:.E54])" office:value-type="float" office:value="1.43038878825736" calcext:value-type="float">
            <text:p>1,430388788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49133" calcext:value-type="float">
            <text:p>0,04913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.354868" calcext:value-type="float">
            <text:p>3,354868</text:p>
          </table:table-cell>
          <table:table-cell/>
          <table:table-cell office:value-type="float" office:value="2058" calcext:value-type="float">
            <text:p>2058</text:p>
          </table:table-cell>
          <table:table-cell office:value-type="float" office:value="910.951136" calcext:value-type="float">
            <text:p>910,951136</text:p>
          </table:table-cell>
          <table:table-cell table:number-columns-repeated="4"/>
          <table:table-cell office:value-type="float" office:value="10000" calcext:value-type="float">
            <text:p>10000</text:p>
          </table:table-cell>
          <table:table-cell table:formula="of:=AVERAGE(['JS-256MB'.H5:.H54])" office:value-type="float" office:value="752.51924914" calcext:value-type="float">
            <text:p>752,51924914</text:p>
          </table:table-cell>
          <table:table-cell table:formula="of:=STDEV(['JS-256MB'.H5:.H54])" office:value-type="float" office:value="290.652635948576" calcext:value-type="float">
            <text:p>290,652635948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46173" calcext:value-type="float">
            <text:p>0,046173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8.510999" calcext:value-type="float">
            <text:p>8,510999</text:p>
          </table:table-cell>
          <table:table-cell/>
          <table:table-cell office:value-type="float" office:value="2018" calcext:value-type="float">
            <text:p>2018</text:p>
          </table:table-cell>
          <table:table-cell office:value-type="float" office:value="909.288697" calcext:value-type="float">
            <text:p>909,288697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28933" calcext:value-type="float">
            <text:p>0,028933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3.831517" calcext:value-type="float">
            <text:p>3,831517</text:p>
          </table:table-cell>
          <table:table-cell/>
          <table:table-cell office:value-type="float" office:value="3019" calcext:value-type="float">
            <text:p>3019</text:p>
          </table:table-cell>
          <table:table-cell office:value-type="float" office:value="985.109614" calcext:value-type="float">
            <text:p>985,109614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46818" calcext:value-type="float">
            <text:p>0,046818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3.175066" calcext:value-type="float">
            <text:p>3,175066</text:p>
          </table:table-cell>
          <table:table-cell/>
          <table:table-cell office:value-type="float" office:value="2304" calcext:value-type="float">
            <text:p>2304</text:p>
          </table:table-cell>
          <table:table-cell office:value-type="float" office:value="896.690601" calcext:value-type="float">
            <text:p>896,690601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3252" calcext:value-type="float">
            <text:p>0,0325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.892951" calcext:value-type="float">
            <text:p>2,892951</text:p>
          </table:table-cell>
          <table:table-cell/>
          <table:table-cell office:value-type="float" office:value="2038" calcext:value-type="float">
            <text:p>2038</text:p>
          </table:table-cell>
          <table:table-cell office:value-type="float" office:value="884.743143" calcext:value-type="float">
            <text:p>884,743143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33391" calcext:value-type="float">
            <text:p>0,03339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.962994" calcext:value-type="float">
            <text:p>2,962994</text:p>
          </table:table-cell>
          <table:table-cell/>
          <table:table-cell office:value-type="float" office:value="2093" calcext:value-type="float">
            <text:p>2093</text:p>
          </table:table-cell>
          <table:table-cell office:value-type="float" office:value="894.188476" calcext:value-type="float">
            <text:p>894,188476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30924" calcext:value-type="float">
            <text:p>0,030924</text:p>
          </table:table-cell>
          <table:table-cell/>
          <table:table-cell office:value-type="float" office:value="591" calcext:value-type="float">
            <text:p>591</text:p>
          </table:table-cell>
          <table:table-cell office:value-type="float" office:value="3.795769" calcext:value-type="float">
            <text:p>3,795769</text:p>
          </table:table-cell>
          <table:table-cell/>
          <table:table-cell office:value-type="float" office:value="2133" calcext:value-type="float">
            <text:p>2133</text:p>
          </table:table-cell>
          <table:table-cell office:value-type="float" office:value="841.312207" calcext:value-type="float">
            <text:p>841,312207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37273" calcext:value-type="float">
            <text:p>0,037273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3.985859" calcext:value-type="float">
            <text:p>3,985859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898.687004" calcext:value-type="float">
            <text:p>898,687004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3547" calcext:value-type="float">
            <text:p>0,0354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2.939389" calcext:value-type="float">
            <text:p>2,939389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7.494114" calcext:value-type="float">
            <text:p>7,494114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35096" calcext:value-type="float">
            <text:p>0,035096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3.387723" calcext:value-type="float">
            <text:p>3,387723</text:p>
          </table:table-cell>
          <table:table-cell/>
          <table:table-cell office:value-type="float" office:value="2265" calcext:value-type="float">
            <text:p>2265</text:p>
          </table:table-cell>
          <table:table-cell office:value-type="float" office:value="897.707045" calcext:value-type="float">
            <text:p>897,707045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30588" calcext:value-type="float">
            <text:p>0,030588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.925965" calcext:value-type="float">
            <text:p>2,925965</text:p>
          </table:table-cell>
          <table:table-cell/>
          <table:table-cell office:value-type="float" office:value="2058" calcext:value-type="float">
            <text:p>2058</text:p>
          </table:table-cell>
          <table:table-cell office:value-type="float" office:value="887.414353" calcext:value-type="float">
            <text:p>887,414353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37706" calcext:value-type="float">
            <text:p>0,037706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.967929" calcext:value-type="float">
            <text:p>2,967929</text:p>
          </table:table-cell>
          <table:table-cell/>
          <table:table-cell office:value-type="float" office:value="2052" calcext:value-type="float">
            <text:p>2052</text:p>
          </table:table-cell>
          <table:table-cell office:value-type="float" office:value="906.543378" calcext:value-type="float">
            <text:p>906,543378</text:p>
          </table:table-cell>
          <table:table-cell table:number-columns-repeated="7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03795" calcext:value-type="float">
            <text:p>0,0379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.061616" calcext:value-type="float">
            <text:p>3,061616</text:p>
          </table:table-cell>
          <table:table-cell/>
          <table:table-cell office:value-type="float" office:value="2147" calcext:value-type="float">
            <text:p>2147</text:p>
          </table:table-cell>
          <table:table-cell office:value-type="float" office:value="949.031402" calcext:value-type="float">
            <text:p>949,031402</text:p>
          </table:table-cell>
          <table:table-cell table:number-columns-repeated="7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32289" calcext:value-type="float">
            <text:p>0,032289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.300622" calcext:value-type="float">
            <text:p>3,300622</text:p>
          </table:table-cell>
          <table:table-cell/>
          <table:table-cell office:value-type="float" office:value="2118" calcext:value-type="float">
            <text:p>2118</text:p>
          </table:table-cell>
          <table:table-cell office:value-type="float" office:value="805.662348" calcext:value-type="float">
            <text:p>805,662348</text:p>
          </table:table-cell>
          <table:table-cell table:number-columns-repeated="7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039902" calcext:value-type="float">
            <text:p>0,03990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.505752" calcext:value-type="float">
            <text:p>3,505752</text:p>
          </table:table-cell>
          <table:table-cell/>
          <table:table-cell office:value-type="float" office:value="2426" calcext:value-type="float">
            <text:p>2426</text:p>
          </table:table-cell>
          <table:table-cell office:value-type="float" office:value="900.593635" calcext:value-type="float">
            <text:p>900,593635</text:p>
          </table:table-cell>
          <table:table-cell table:number-columns-repeated="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7429" calcext:value-type="float">
            <text:p>0,03742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3.32086" calcext:value-type="float">
            <text:p>3,32086</text:p>
          </table:table-cell>
          <table:table-cell/>
          <table:table-cell office:value-type="float" office:value="2502" calcext:value-type="float">
            <text:p>2502</text:p>
          </table:table-cell>
          <table:table-cell office:value-type="float" office:value="893.280815" calcext:value-type="float">
            <text:p>893,280815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36175" calcext:value-type="float">
            <text:p>0,036175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.662293" calcext:value-type="float">
            <text:p>2,662293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899.987188" calcext:value-type="float">
            <text:p>899,987188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29863" calcext:value-type="float">
            <text:p>0,02986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3.274454" calcext:value-type="float">
            <text:p>3,274454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857.548274" calcext:value-type="float">
            <text:p>857,548274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32075" calcext:value-type="float">
            <text:p>0,03207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.046847" calcext:value-type="float">
            <text:p>3,046847</text:p>
          </table:table-cell>
          <table:table-cell/>
          <table:table-cell office:value-type="float" office:value="2206" calcext:value-type="float">
            <text:p>2206</text:p>
          </table:table-cell>
          <table:table-cell office:value-type="float" office:value="861.391498" calcext:value-type="float">
            <text:p>861,391498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332" calcext:value-type="float">
            <text:p>0,0332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.938609" calcext:value-type="float">
            <text:p>2,938609</text:p>
          </table:table-cell>
          <table:table-cell/>
          <table:table-cell office:value-type="float" office:value="3065" calcext:value-type="float">
            <text:p>3065</text:p>
          </table:table-cell>
          <table:table-cell office:value-type="float" office:value="984.836138" calcext:value-type="float">
            <text:p>984,836138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43262" calcext:value-type="float">
            <text:p>0,04326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.239147" calcext:value-type="float">
            <text:p>3,239147</text:p>
          </table:table-cell>
          <table:table-cell/>
          <table:table-cell office:value-type="float" office:value="3154" calcext:value-type="float">
            <text:p>3154</text:p>
          </table:table-cell>
          <table:table-cell office:value-type="float" office:value="799.199513" calcext:value-type="float">
            <text:p>799,199513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29788" calcext:value-type="float">
            <text:p>0,029788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3.365734" calcext:value-type="float">
            <text:p>3,365734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float" office:value="848.314232" calcext:value-type="float">
            <text:p>848,314232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27455" calcext:value-type="float">
            <text:p>0,02745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.888649" calcext:value-type="float">
            <text:p>3,888649</text:p>
          </table:table-cell>
          <table:table-cell/>
          <table:table-cell office:value-type="float" office:value="2874" calcext:value-type="float">
            <text:p>2874</text:p>
          </table:table-cell>
          <table:table-cell office:value-type="float" office:value="838.62191" calcext:value-type="float">
            <text:p>838,62191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33598" calcext:value-type="float">
            <text:p>0,033598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.255058" calcext:value-type="float">
            <text:p>3,255058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895.301615" calcext:value-type="float">
            <text:p>895,301615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40126" calcext:value-type="float">
            <text:p>0,040126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7.119843" calcext:value-type="float">
            <text:p>7,119843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197.671762" calcext:value-type="float">
            <text:p>197,671762</text:p>
          </table:table-cell>
          <table:table-cell table:number-columns-repeated="7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038473" calcext:value-type="float">
            <text:p>0,038473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3.774097" calcext:value-type="float">
            <text:p>3,774097</text:p>
          </table:table-cell>
          <table:table-cell/>
          <table:table-cell office:value-type="float" office:value="2159" calcext:value-type="float">
            <text:p>2159</text:p>
          </table:table-cell>
          <table:table-cell office:value-type="float" office:value="100.059898" calcext:value-type="float">
            <text:p>100,059898</text:p>
          </table:table-cell>
          <table:table-cell table:number-columns-repeated="7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033514" calcext:value-type="float">
            <text:p>0,033514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.663662" calcext:value-type="float">
            <text:p>2,663662</text:p>
          </table:table-cell>
          <table:table-cell/>
          <table:table-cell office:value-type="float" office:value="3417" calcext:value-type="float">
            <text:p>3417</text:p>
          </table:table-cell>
          <table:table-cell office:value-type="float" office:value="102.909944" calcext:value-type="float">
            <text:p>102,909944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36621" calcext:value-type="float">
            <text:p>0,036621</text:p>
          </table:table-cell>
          <table:table-cell/>
          <table:table-cell office:value-type="float" office:value="431" calcext:value-type="float">
            <text:p>431</text:p>
          </table:table-cell>
          <table:table-cell office:value-type="float" office:value="3.512159" calcext:value-type="float">
            <text:p>3,512159</text:p>
          </table:table-cell>
          <table:table-cell/>
          <table:table-cell office:value-type="float" office:value="2530" calcext:value-type="float">
            <text:p>2530</text:p>
          </table:table-cell>
          <table:table-cell office:value-type="float" office:value="9.667283" calcext:value-type="float">
            <text:p>9,667283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32057" calcext:value-type="float">
            <text:p>0,032057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2.828575" calcext:value-type="float">
            <text:p>2,828575</text:p>
          </table:table-cell>
          <table:table-cell/>
          <table:table-cell office:value-type="float" office:value="1843" calcext:value-type="float">
            <text:p>1843</text:p>
          </table:table-cell>
          <table:table-cell office:value-type="float" office:value="704.777396" calcext:value-type="float">
            <text:p>704,777396</text:p>
          </table:table-cell>
          <table:table-cell table:number-columns-repeated="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029637" calcext:value-type="float">
            <text:p>0,029637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3.292074" calcext:value-type="float">
            <text:p>3,292074</text:p>
          </table:table-cell>
          <table:table-cell/>
          <table:table-cell office:value-type="float" office:value="2104" calcext:value-type="float">
            <text:p>2104</text:p>
          </table:table-cell>
          <table:table-cell office:value-type="float" office:value="808.994138" calcext:value-type="float">
            <text:p>808,994138</text:p>
          </table:table-cell>
          <table:table-cell table:number-columns-repeated="7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041464" calcext:value-type="float">
            <text:p>0,041464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.477738" calcext:value-type="float">
            <text:p>3,477738</text:p>
          </table:table-cell>
          <table:table-cell/>
          <table:table-cell office:value-type="float" office:value="2481" calcext:value-type="float">
            <text:p>2481</text:p>
          </table:table-cell>
          <table:table-cell office:value-type="float" office:value="714.039559" calcext:value-type="float">
            <text:p>714,039559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38764" calcext:value-type="float">
            <text:p>0,03876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.806765" calcext:value-type="float">
            <text:p>2,806765</text:p>
          </table:table-cell>
          <table:table-cell/>
          <table:table-cell office:value-type="float" office:value="1826" calcext:value-type="float">
            <text:p>1826</text:p>
          </table:table-cell>
          <table:table-cell office:value-type="float" office:value="768.688573" calcext:value-type="float">
            <text:p>768,688573</text:p>
          </table:table-cell>
          <table:table-cell table:number-columns-repeated="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032678" calcext:value-type="float">
            <text:p>0,03267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.24845" calcext:value-type="float">
            <text:p>4,24845</text:p>
          </table:table-cell>
          <table:table-cell/>
          <table:table-cell office:value-type="float" office:value="1991" calcext:value-type="float">
            <text:p>1991</text:p>
          </table:table-cell>
          <table:table-cell office:value-type="float" office:value="897.091181" calcext:value-type="float">
            <text:p>897,091181</text:p>
          </table:table-cell>
          <table:table-cell table:number-columns-repeated="7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.030123" calcext:value-type="float">
            <text:p>0,03012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.073777" calcext:value-type="float">
            <text:p>3,073777</text:p>
          </table:table-cell>
          <table:table-cell/>
          <table:table-cell office:value-type="float" office:value="2102" calcext:value-type="float">
            <text:p>2102</text:p>
          </table:table-cell>
          <table:table-cell office:value-type="float" office:value="12.466823" calcext:value-type="float">
            <text:p>12,466823</text:p>
          </table:table-cell>
          <table:table-cell table:number-columns-repeated="7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040263" calcext:value-type="float">
            <text:p>0,040263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3.898815" calcext:value-type="float">
            <text:p>3,898815</text:p>
          </table:table-cell>
          <table:table-cell/>
          <table:table-cell office:value-type="float" office:value="2264" calcext:value-type="float">
            <text:p>2264</text:p>
          </table:table-cell>
          <table:table-cell office:value-type="float" office:value="2.264281" calcext:value-type="float">
            <text:p>2,264281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02676" calcext:value-type="float">
            <text:p>0,02676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2.980606" calcext:value-type="float">
            <text:p>2,980606</text:p>
          </table:table-cell>
          <table:table-cell/>
          <table:table-cell office:value-type="float" office:value="4458" calcext:value-type="float">
            <text:p>4458</text:p>
          </table:table-cell>
          <table:table-cell office:value-type="float" office:value="806.257905" calcext:value-type="float">
            <text:p>806,257905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30475" calcext:value-type="float">
            <text:p>0,030475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3.157674" calcext:value-type="float">
            <text:p>3,157674</text:p>
          </table:table-cell>
          <table:table-cell/>
          <table:table-cell office:value-type="float" office:value="1780" calcext:value-type="float">
            <text:p>1780</text:p>
          </table:table-cell>
          <table:table-cell office:value-type="float" office:value="715.110174" calcext:value-type="float">
            <text:p>715,110174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30097" calcext:value-type="float">
            <text:p>0,030097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0.460407" calcext:value-type="float">
            <text:p>10,460407</text:p>
          </table:table-cell>
          <table:table-cell/>
          <table:table-cell office:value-type="float" office:value="2366" calcext:value-type="float">
            <text:p>2366</text:p>
          </table:table-cell>
          <table:table-cell office:value-type="float" office:value="797.194191" calcext:value-type="float">
            <text:p>797,194191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3754" calcext:value-type="float">
            <text:p>0,03754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2.981618" calcext:value-type="float">
            <text:p>2,981618</text:p>
          </table:table-cell>
          <table:table-cell/>
          <table:table-cell office:value-type="float" office:value="3168" calcext:value-type="float">
            <text:p>3168</text:p>
          </table:table-cell>
          <table:table-cell office:value-type="float" office:value="961.173388" calcext:value-type="float">
            <text:p>961,173388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47476" calcext:value-type="float">
            <text:p>0,047476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2.987933" calcext:value-type="float">
            <text:p>2,987933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810.265928" calcext:value-type="float">
            <text:p>810,265928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37173" calcext:value-type="float">
            <text:p>0,037173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3.657781" calcext:value-type="float">
            <text:p>3,657781</text:p>
          </table:table-cell>
          <table:table-cell/>
          <table:table-cell office:value-type="float" office:value="2235" calcext:value-type="float">
            <text:p>2235</text:p>
          </table:table-cell>
          <table:table-cell office:value-type="float" office:value="717.791832" calcext:value-type="float">
            <text:p>717,791832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34402" calcext:value-type="float">
            <text:p>0,03440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.0325" calcext:value-type="float">
            <text:p>3,0325</text:p>
          </table:table-cell>
          <table:table-cell/>
          <table:table-cell office:value-type="float" office:value="2372" calcext:value-type="float">
            <text:p>2372</text:p>
          </table:table-cell>
          <table:table-cell office:value-type="float" office:value="877.825153" calcext:value-type="float">
            <text:p>877,825153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39056" calcext:value-type="float">
            <text:p>0,039056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.434421" calcext:value-type="float">
            <text:p>3,434421</text:p>
          </table:table-cell>
          <table:table-cell/>
          <table:table-cell office:value-type="float" office:value="3315" calcext:value-type="float">
            <text:p>3315</text:p>
          </table:table-cell>
          <table:table-cell office:value-type="float" office:value="889.950452" calcext:value-type="float">
            <text:p>889,950452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43372" calcext:value-type="float">
            <text:p>0,043372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.339895" calcext:value-type="float">
            <text:p>3,339895</text:p>
          </table:table-cell>
          <table:table-cell/>
          <table:table-cell office:value-type="float" office:value="2633" calcext:value-type="float">
            <text:p>2633</text:p>
          </table:table-cell>
          <table:table-cell office:value-type="float" office:value="811.331407" calcext:value-type="float">
            <text:p>811,331407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66539" calcext:value-type="float">
            <text:p>0,066539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3.83104" calcext:value-type="float">
            <text:p>3,83104</text:p>
          </table:table-cell>
          <table:table-cell/>
          <table:table-cell office:value-type="float" office:value="2563" calcext:value-type="float">
            <text:p>2563</text:p>
          </table:table-cell>
          <table:table-cell office:value-type="float" office:value="902.485113" calcext:value-type="float">
            <text:p>902,485113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40865" calcext:value-type="float">
            <text:p>0,04086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3.518788" calcext:value-type="float">
            <text:p>3,518788</text:p>
          </table:table-cell>
          <table:table-cell/>
          <table:table-cell office:value-type="float" office:value="2425" calcext:value-type="float">
            <text:p>2425</text:p>
          </table:table-cell>
          <table:table-cell office:value-type="float" office:value="894.257906" calcext:value-type="float">
            <text:p>894,257906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36441" calcext:value-type="float">
            <text:p>0,036441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4.04975" calcext:value-type="float">
            <text:p>4,04975</text:p>
          </table:table-cell>
          <table:table-cell/>
          <table:table-cell office:value-type="float" office:value="2211" calcext:value-type="float">
            <text:p>2211</text:p>
          </table:table-cell>
          <table:table-cell office:value-type="float" office:value="813.938008" calcext:value-type="float">
            <text:p>813,938008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38236" calcext:value-type="float">
            <text:p>0,038236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3.499903" calcext:value-type="float">
            <text:p>3,499903</text:p>
          </table:table-cell>
          <table:table-cell/>
          <table:table-cell office:value-type="float" office:value="2951" calcext:value-type="float">
            <text:p>2951</text:p>
          </table:table-cell>
          <table:table-cell office:value-type="float" office:value="898.023144" calcext:value-type="float">
            <text:p>898,023144</text:p>
          </table:table-cell>
          <table:table-cell table:number-columns-repeated="7"/>
        </table:table-row>
      </table:table>
      <table:table table:name="JS-512MB" table:style-name="ta1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float" office:value="2739" calcext:value-type="float">
            <text:p>2739</text:p>
          </table:table-cell>
          <table:table-cell office:value-type="float" office:value="0.672439" calcext:value-type="float">
            <text:p>0,672439</text:p>
          </table:table-cell>
          <table:table-cell/>
          <table:table-cell office:value-type="float" office:value="264" calcext:value-type="float">
            <text:p>264</text:p>
          </table:table-cell>
          <table:table-cell office:value-type="float" office:value="14.173325" calcext:value-type="float">
            <text:p>14,173325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761.258191" calcext:value-type="float">
            <text:p>761,258191</text:p>
          </table:table-cell>
          <table:table-cell table:number-columns-repeated="4"/>
          <table:table-cell office:value-type="string" calcext:value-type="string">
            <text:p>Average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862523" calcext:value-type="float">
            <text:p>0,862523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2.667993" calcext:value-type="float">
            <text:p>2,667993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817.843963" calcext:value-type="float">
            <text:p>817,843963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formula="of:=AVERAGE(['JS-512MB'.B6:.B54])" office:value-type="float" office:value="0.078573612244898" calcext:value-type="float">
            <text:p>0,0785736122</text:p>
          </table:table-cell>
          <table:table-cell table:formula="of:=STDEV(['JS-512MB'.B6:.B54])" office:value-type="float" office:value="0.170237320660235" calcext:value-type="float">
            <text:p>0,170237320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33329" calcext:value-type="float">
            <text:p>0,03332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.706472" calcext:value-type="float">
            <text:p>2,706472</text:p>
          </table:table-cell>
          <table:table-cell/>
          <table:table-cell office:value-type="float" office:value="1087" calcext:value-type="float">
            <text:p>1087</text:p>
          </table:table-cell>
          <table:table-cell office:value-type="float" office:value="897.385658" calcext:value-type="float">
            <text:p>897,385658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table:formula="of:=AVERAGE(['JS-512MB'.E6:.E54])" office:value-type="float" office:value="3.20217097959184" calcext:value-type="float">
            <text:p>3,2021709796</text:p>
          </table:table-cell>
          <table:table-cell table:formula="of:=STDEV(['JS-512MB'.E6:.E54])" office:value-type="float" office:value="2.02463304178326" calcext:value-type="float">
            <text:p>2,024633041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740823" calcext:value-type="float">
            <text:p>0,74082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.700846" calcext:value-type="float">
            <text:p>2,700846</text:p>
          </table:table-cell>
          <table:table-cell/>
          <table:table-cell office:value-type="float" office:value="862" calcext:value-type="float">
            <text:p>862</text:p>
          </table:table-cell>
          <table:table-cell office:value-type="float" office:value="785.141516" calcext:value-type="float">
            <text:p>785,141516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formula="of:=AVERAGE(['JS-512MB'.H5:.H14])" office:value-type="float" office:value="814.3455233" calcext:value-type="float">
            <text:p>814,3455233</text:p>
          </table:table-cell>
          <table:table-cell table:formula="of:=STDEV(['JS-512MB'.H5:.H14])" office:value-type="float" office:value="43.8067693325835" calcext:value-type="float">
            <text:p>43,806769332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8277" calcext:value-type="float">
            <text:p>0,58277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2.665114" calcext:value-type="float">
            <text:p>2,665114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757.038588" calcext:value-type="float">
            <text:p>757,038588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35213" calcext:value-type="float">
            <text:p>0,035213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.600527" calcext:value-type="float">
            <text:p>2,600527</text:p>
          </table:table-cell>
          <table:table-cell/>
          <table:table-cell office:value-type="float" office:value="929" calcext:value-type="float">
            <text:p>929</text:p>
          </table:table-cell>
          <table:table-cell office:value-type="float" office:value="791.725767" calcext:value-type="float">
            <text:p>791,725767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30783" calcext:value-type="float">
            <text:p>0,030783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3.229552" calcext:value-type="float">
            <text:p>3,229552</text:p>
          </table:table-cell>
          <table:table-cell/>
          <table:table-cell office:value-type="float" office:value="888" calcext:value-type="float">
            <text:p>888</text:p>
          </table:table-cell>
          <table:table-cell office:value-type="float" office:value="806.905573" calcext:value-type="float">
            <text:p>806,905573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4123" calcext:value-type="float">
            <text:p>0,04123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3.040466" calcext:value-type="float">
            <text:p>3,040466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860.133646" calcext:value-type="float">
            <text:p>860,133646</text:p>
          </table:table-cell>
          <table:table-cell table:number-columns-repeated="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39287" calcext:value-type="float">
            <text:p>0,039287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3.259199" calcext:value-type="float">
            <text:p>3,259199</text:p>
          </table:table-cell>
          <table:table-cell/>
          <table:table-cell office:value-type="float" office:value="917" calcext:value-type="float">
            <text:p>917</text:p>
          </table:table-cell>
          <table:table-cell office:value-type="float" office:value="828.122415" calcext:value-type="float">
            <text:p>828,122415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38859" calcext:value-type="float">
            <text:p>0,038859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2.681532" calcext:value-type="float">
            <text:p>2,681532</text:p>
          </table:table-cell>
          <table:table-cell/>
          <table:table-cell office:value-type="float" office:value="981" calcext:value-type="float">
            <text:p>981</text:p>
          </table:table-cell>
          <table:table-cell office:value-type="float" office:value="837.899916" calcext:value-type="float">
            <text:p>837,899916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38932" calcext:value-type="float">
            <text:p>0,038932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2.715893" calcext:value-type="float">
            <text:p>2,715893</text:p>
          </table:table-cell>
          <table:table-cell/>
          <table:table-cell office:value-type="float" office:value="946" calcext:value-type="float">
            <text:p>946</text:p>
          </table:table-cell>
          <table:table-cell office:value-type="float" office:value="827.29166" calcext:value-type="float">
            <text:p>827,29166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036705" calcext:value-type="float">
            <text:p>0,03670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.233515" calcext:value-type="float">
            <text:p>3,233515</text:p>
          </table:table-cell>
          <table:table-cell/>
          <table:table-cell office:value-type="float" office:value="898" calcext:value-type="float">
            <text:p>898</text:p>
          </table:table-cell>
          <table:table-cell office:value-type="float" office:value="802.244928" calcext:value-type="float">
            <text:p>802,244928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04252" calcext:value-type="float">
            <text:p>0,0425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.858122" calcext:value-type="float">
            <text:p>2,858122</text:p>
          </table:table-cell>
          <table:table-cell/>
          <table:table-cell office:value-type="float" office:value="1049" calcext:value-type="float">
            <text:p>1049</text:p>
          </table:table-cell>
          <table:table-cell office:value-type="float" office:value="801.80631" calcext:value-type="float">
            <text:p>801,80631</text:p>
          </table:table-cell>
          <table:table-cell table:number-columns-repeated="6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031904" calcext:value-type="float">
            <text:p>0,03190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.935496" calcext:value-type="float">
            <text:p>2,935496</text:p>
          </table:table-cell>
          <table:table-cell/>
          <table:table-cell office:value-type="float" office:value="921" calcext:value-type="float">
            <text:p>921</text:p>
          </table:table-cell>
          <table:table-cell office:value-type="float" office:value="771.64824" calcext:value-type="float">
            <text:p>771,64824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44163" calcext:value-type="float">
            <text:p>0,044163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.633206" calcext:value-type="float">
            <text:p>2,633206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749.416676" calcext:value-type="float">
            <text:p>749,416676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32284" calcext:value-type="float">
            <text:p>0,03228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.75946" calcext:value-type="float">
            <text:p>2,75946</text:p>
          </table:table-cell>
          <table:table-cell/>
          <table:table-cell office:value-type="float" office:value="1009" calcext:value-type="float">
            <text:p>1009</text:p>
          </table:table-cell>
          <table:table-cell office:value-type="float" office:value="831.639435" calcext:value-type="float">
            <text:p>831,639435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29979" calcext:value-type="float">
            <text:p>0,029979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2.676059" calcext:value-type="float">
            <text:p>2,676059</text:p>
          </table:table-cell>
          <table:table-cell/>
          <table:table-cell office:value-type="float" office:value="1239" calcext:value-type="float">
            <text:p>1239</text:p>
          </table:table-cell>
          <table:table-cell office:value-type="float" office:value="817.422876" calcext:value-type="float">
            <text:p>817,422876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36062" calcext:value-type="float">
            <text:p>0,036062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2.805988" calcext:value-type="float">
            <text:p>2,805988</text:p>
          </table:table-cell>
          <table:table-cell/>
          <table:table-cell office:value-type="float" office:value="963" calcext:value-type="float">
            <text:p>963</text:p>
          </table:table-cell>
          <table:table-cell office:value-type="float" office:value="868.072388" calcext:value-type="float">
            <text:p>868,072388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42025" calcext:value-type="float">
            <text:p>0,042025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.642059" calcext:value-type="float">
            <text:p>2,642059</text:p>
          </table:table-cell>
          <table:table-cell/>
          <table:table-cell office:value-type="float" office:value="977" calcext:value-type="float">
            <text:p>977</text:p>
          </table:table-cell>
          <table:table-cell office:value-type="float" office:value="919.771929" calcext:value-type="float">
            <text:p>919,771929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39553" calcext:value-type="float">
            <text:p>0,03955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.376357" calcext:value-type="float">
            <text:p>3,376357</text:p>
          </table:table-cell>
          <table:table-cell/>
          <table:table-cell office:value-type="float" office:value="1193" calcext:value-type="float">
            <text:p>1193</text:p>
          </table:table-cell>
          <table:table-cell office:value-type="float" office:value="855.715824" calcext:value-type="float">
            <text:p>855,715824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35181" calcext:value-type="float">
            <text:p>0,03518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2.653201" calcext:value-type="float">
            <text:p>2,653201</text:p>
          </table:table-cell>
          <table:table-cell/>
          <table:table-cell office:value-type="float" office:value="1047" calcext:value-type="float">
            <text:p>1047</text:p>
          </table:table-cell>
          <table:table-cell office:value-type="float" office:value="970.50431" calcext:value-type="float">
            <text:p>970,50431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32112" calcext:value-type="float">
            <text:p>0,03211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.784651" calcext:value-type="float">
            <text:p>2,784651</text:p>
          </table:table-cell>
          <table:table-cell/>
          <table:table-cell office:value-type="float" office:value="979" calcext:value-type="float">
            <text:p>979</text:p>
          </table:table-cell>
          <table:table-cell office:value-type="float" office:value="912.417086" calcext:value-type="float">
            <text:p>912,417086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34114" calcext:value-type="float">
            <text:p>0,034114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6.85465" calcext:value-type="float">
            <text:p>16,85465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811.632016" calcext:value-type="float">
            <text:p>811,632016</text:p>
          </table:table-cell>
          <table:table-cell table:number-columns-repeated="6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02889" calcext:value-type="float">
            <text:p>0,0288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2.718725" calcext:value-type="float">
            <text:p>2,718725</text:p>
          </table:table-cell>
          <table:table-cell/>
          <table:table-cell office:value-type="float" office:value="938" calcext:value-type="float">
            <text:p>938</text:p>
          </table:table-cell>
          <table:table-cell office:value-type="float" office:value="820.998201" calcext:value-type="float">
            <text:p>820,998201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40645" calcext:value-type="float">
            <text:p>0,040645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.894746" calcext:value-type="float">
            <text:p>2,894746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float" office:value="787.499405" calcext:value-type="float">
            <text:p>787,499405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9399" calcext:value-type="float">
            <text:p>0,029399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.74121" calcext:value-type="float">
            <text:p>2,74121</text:p>
          </table:table-cell>
          <table:table-cell/>
          <table:table-cell office:value-type="float" office:value="951" calcext:value-type="float">
            <text:p>951</text:p>
          </table:table-cell>
          <table:table-cell office:value-type="float" office:value="884.925722" calcext:value-type="float">
            <text:p>884,925722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39131" calcext:value-type="float">
            <text:p>0,03913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.004653" calcext:value-type="float">
            <text:p>3,004653</text:p>
          </table:table-cell>
          <table:table-cell/>
          <table:table-cell office:value-type="float" office:value="939" calcext:value-type="float">
            <text:p>939</text:p>
          </table:table-cell>
          <table:table-cell office:value-type="float" office:value="840.609975" calcext:value-type="float">
            <text:p>840,609975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36106" calcext:value-type="float">
            <text:p>0,036106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3.559991" calcext:value-type="float">
            <text:p>3,559991</text:p>
          </table:table-cell>
          <table:table-cell/>
          <table:table-cell office:value-type="float" office:value="1047" calcext:value-type="float">
            <text:p>1047</text:p>
          </table:table-cell>
          <table:table-cell office:value-type="float" office:value="873.515867" calcext:value-type="float">
            <text:p>873,51586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52033" calcext:value-type="float">
            <text:p>0,052033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2.795661" calcext:value-type="float">
            <text:p>2,795661</text:p>
          </table:table-cell>
          <table:table-cell/>
          <table:table-cell office:value-type="float" office:value="1132" calcext:value-type="float">
            <text:p>1132</text:p>
          </table:table-cell>
          <table:table-cell office:value-type="float" office:value="889.77238" calcext:value-type="float">
            <text:p>889,77238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38688" calcext:value-type="float">
            <text:p>0,03868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.667886" calcext:value-type="float">
            <text:p>2,667886</text:p>
          </table:table-cell>
          <table:table-cell/>
          <table:table-cell office:value-type="float" office:value="1694" calcext:value-type="float">
            <text:p>1694</text:p>
          </table:table-cell>
          <table:table-cell office:value-type="float" office:value="822.879882" calcext:value-type="float">
            <text:p>822,879882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33136" calcext:value-type="float">
            <text:p>0,033136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.897135" calcext:value-type="float">
            <text:p>2,897135</text:p>
          </table:table-cell>
          <table:table-cell/>
          <table:table-cell office:value-type="float" office:value="981" calcext:value-type="float">
            <text:p>981</text:p>
          </table:table-cell>
          <table:table-cell office:value-type="float" office:value="901.956855" calcext:value-type="float">
            <text:p>901,956855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34147" calcext:value-type="float">
            <text:p>0,034147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.74642" calcext:value-type="float">
            <text:p>2,74642</text:p>
          </table:table-cell>
          <table:table-cell/>
          <table:table-cell office:value-type="float" office:value="1304" calcext:value-type="float">
            <text:p>1304</text:p>
          </table:table-cell>
          <table:table-cell office:value-type="float" office:value="846.009193" calcext:value-type="float">
            <text:p>846,009193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35669" calcext:value-type="float">
            <text:p>0,03566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2.868245" calcext:value-type="float">
            <text:p>2,868245</text:p>
          </table:table-cell>
          <table:table-cell/>
          <table:table-cell office:value-type="float" office:value="830" calcext:value-type="float">
            <text:p>830</text:p>
          </table:table-cell>
          <table:table-cell office:value-type="float" office:value="757.091274" calcext:value-type="float">
            <text:p>757,091274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3246" calcext:value-type="float">
            <text:p>0,0324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.77989" calcext:value-type="float">
            <text:p>2,77989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float" office:value="817.058784" calcext:value-type="float">
            <text:p>817,058784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32797" calcext:value-type="float">
            <text:p>0,032797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2.754582" calcext:value-type="float">
            <text:p>2,754582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818.858465" calcext:value-type="float">
            <text:p>818,858465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31957" calcext:value-type="float">
            <text:p>0,031957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2.904298" calcext:value-type="float">
            <text:p>2,904298</text:p>
          </table:table-cell>
          <table:table-cell/>
          <table:table-cell office:value-type="float" office:value="845" calcext:value-type="float">
            <text:p>845</text:p>
          </table:table-cell>
          <table:table-cell office:value-type="float" office:value="773.26546" calcext:value-type="float">
            <text:p>773,26546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3141" calcext:value-type="float">
            <text:p>0,03141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3.318426" calcext:value-type="float">
            <text:p>3,318426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808.338837" calcext:value-type="float">
            <text:p>808,338837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40149" calcext:value-type="float">
            <text:p>0,040149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2.8711" calcext:value-type="float">
            <text:p>2,8711</text:p>
          </table:table-cell>
          <table:table-cell/>
          <table:table-cell office:value-type="float" office:value="1171" calcext:value-type="float">
            <text:p>1171</text:p>
          </table:table-cell>
          <table:table-cell office:value-type="float" office:value="818.474994" calcext:value-type="float">
            <text:p>818,474994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36606" calcext:value-type="float">
            <text:p>0,036606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2.646639" calcext:value-type="float">
            <text:p>2,646639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float" office:value="828.656604" calcext:value-type="float">
            <text:p>828,656604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33151" calcext:value-type="float">
            <text:p>0,03315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.602335" calcext:value-type="float">
            <text:p>2,602335</text:p>
          </table:table-cell>
          <table:table-cell/>
          <table:table-cell office:value-type="float" office:value="1548" calcext:value-type="float">
            <text:p>1548</text:p>
          </table:table-cell>
          <table:table-cell office:value-type="float" office:value="901.055476" calcext:value-type="float">
            <text:p>901,055476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31467" calcext:value-type="float">
            <text:p>0,031467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2.740578" calcext:value-type="float">
            <text:p>2,740578</text:p>
          </table:table-cell>
          <table:table-cell/>
          <table:table-cell office:value-type="float" office:value="930" calcext:value-type="float">
            <text:p>930</text:p>
          </table:table-cell>
          <table:table-cell office:value-type="float" office:value="829.454384" calcext:value-type="float">
            <text:p>829,454384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32492" calcext:value-type="float">
            <text:p>0,032492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4.394817" calcext:value-type="float">
            <text:p>4,39481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832.494868" calcext:value-type="float">
            <text:p>832,494868</text:p>
          </table:table-cell>
          <table:table-cell table:number-columns-repeated="6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.036573" calcext:value-type="float">
            <text:p>0,036573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3.667982" calcext:value-type="float">
            <text:p>3,66798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809.658496" calcext:value-type="float">
            <text:p>809,658496</text:p>
          </table:table-cell>
          <table:table-cell table:number-columns-repeated="6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038505" calcext:value-type="float">
            <text:p>0,038505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2.837737" calcext:value-type="float">
            <text:p>2,837737</text:p>
          </table:table-cell>
          <table:table-cell/>
          <table:table-cell office:value-type="float" office:value="902" calcext:value-type="float">
            <text:p>902</text:p>
          </table:table-cell>
          <table:table-cell office:value-type="float" office:value="796.888832" calcext:value-type="float">
            <text:p>796,888832</text:p>
          </table:table-cell>
          <table:table-cell table:number-columns-repeated="6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035686" calcext:value-type="float">
            <text:p>0,03568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.882211" calcext:value-type="float">
            <text:p>2,882211</text:p>
          </table:table-cell>
          <table:table-cell/>
          <table:table-cell office:value-type="float" office:value="1162" calcext:value-type="float">
            <text:p>1162</text:p>
          </table:table-cell>
          <table:table-cell office:value-type="float" office:value="853.299158" calcext:value-type="float">
            <text:p>853,299158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29532" calcext:value-type="float">
            <text:p>0,029532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.701259" calcext:value-type="float">
            <text:p>2,701259</text:p>
          </table:table-cell>
          <table:table-cell/>
          <table:table-cell office:value-type="float" office:value="1304" calcext:value-type="float">
            <text:p>1304</text:p>
          </table:table-cell>
          <table:table-cell office:value-type="float" office:value="26.720962" calcext:value-type="float">
            <text:p>26,720962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39392" calcext:value-type="float">
            <text:p>0,039392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4.054994" calcext:value-type="float">
            <text:p>4,054994</text:p>
          </table:table-cell>
          <table:table-cell/>
          <table:table-cell office:value-type="float" office:value="1221" calcext:value-type="float">
            <text:p>1221</text:p>
          </table:table-cell>
          <table:table-cell office:value-type="float" office:value="889.34794" calcext:value-type="float">
            <text:p>889,34794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41518" calcext:value-type="float">
            <text:p>0,04151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.759298" calcext:value-type="float">
            <text:p>2,759298</text:p>
          </table:table-cell>
          <table:table-cell/>
          <table:table-cell office:value-type="float" office:value="877" calcext:value-type="float">
            <text:p>877</text:p>
          </table:table-cell>
          <table:table-cell office:value-type="float" office:value="747.808385" calcext:value-type="float">
            <text:p>747,808385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44156" calcext:value-type="float">
            <text:p>0,04415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.932669" calcext:value-type="float">
            <text:p>2,932669</text:p>
          </table:table-cell>
          <table:table-cell/>
          <table:table-cell office:value-type="float" office:value="934" calcext:value-type="float">
            <text:p>934</text:p>
          </table:table-cell>
          <table:table-cell office:value-type="float" office:value="816.649571" calcext:value-type="float">
            <text:p>816,649571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34061" calcext:value-type="float">
            <text:p>0,03406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2.682533" calcext:value-type="float">
            <text:p>2,682533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858.282447" calcext:value-type="float">
            <text:p>858,282447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356" calcext:value-type="float">
            <text:p>0,0356</text:p>
          </table:table-cell>
          <table:table-cell table:number-columns-repeated="4"/>
          <table:table-cell office:value-type="float" office:value="888" calcext:value-type="float">
            <text:p>888</text:p>
          </table:table-cell>
          <table:table-cell office:value-type="float" office:value="793.761467" calcext:value-type="float">
            <text:p>793,761467</text:p>
          </table:table-cell>
          <table:table-cell table:number-columns-repeated="6"/>
        </table:table-row>
      </table:table>
      <table:table table:name="JS-1024MB" table:style-name="ta1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929159" calcext:value-type="float">
            <text:p>0,929159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15.662926" calcext:value-type="float">
            <text:p>15,662926</text:p>
          </table:table-cell>
          <table:table-cell/>
          <table:table-cell office:value-type="float" office:value="1324" calcext:value-type="float">
            <text:p>1324</text:p>
          </table:table-cell>
          <table:table-cell office:value-type="float" office:value="464.526101" calcext:value-type="float">
            <text:p>464,526101</text:p>
          </table:table-cell>
          <table:table-cell table:number-columns-repeated="4"/>
          <table:table-cell office:value-type="string" calcext:value-type="string">
            <text:p>Average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665515" calcext:value-type="float">
            <text:p>0,665515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2.774607" calcext:value-type="float">
            <text:p>2,774607</text:p>
          </table:table-cell>
          <table:table-cell/>
          <table:table-cell office:value-type="float" office:value="519" calcext:value-type="float">
            <text:p>519</text:p>
          </table:table-cell>
          <table:table-cell office:value-type="float" office:value="410.147499" calcext:value-type="float">
            <text:p>410,147499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formula="of:=AVERAGE(['JS-1024MB'.B5:.B55])" office:value-type="float" office:value="0.0977163921568627" calcext:value-type="float">
            <text:p>0,0977163922</text:p>
          </table:table-cell>
          <table:table-cell table:formula="of:=STDEV(['JS-1024MB'.B5:.B55])" office:value-type="float" office:value="0.214104951565449" calcext:value-type="float">
            <text:p>0,214104951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31325" calcext:value-type="float">
            <text:p>0,031325</text:p>
          </table:table-cell>
          <table:table-cell/>
          <table:table-cell office:value-type="float" office:value="1229" calcext:value-type="float">
            <text:p>1229</text:p>
          </table:table-cell>
          <table:table-cell office:value-type="float" office:value="2.801775" calcext:value-type="float">
            <text:p>2,801775</text:p>
          </table:table-cell>
          <table:table-cell/>
          <table:table-cell office:value-type="float" office:value="514" calcext:value-type="float">
            <text:p>514</text:p>
          </table:table-cell>
          <table:table-cell office:value-type="float" office:value="437.671498" calcext:value-type="float">
            <text:p>437,671498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table:formula="of:=AVERAGE(['JS-1024MB'.E5:.E55])" office:value-type="float" office:value="3.74394775510204" calcext:value-type="float">
            <text:p>3,7439477551</text:p>
          </table:table-cell>
          <table:table-cell table:formula="of:=STDEV(['JS-1024MB'.E5:.E55])" office:value-type="float" office:value="1.88080128529144" calcext:value-type="float">
            <text:p>1,880801285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974508" calcext:value-type="float">
            <text:p>0,974508</text:p>
          </table:table-cell>
          <table:table-cell/>
          <table:table-cell office:value-type="float" office:value="1862" calcext:value-type="float">
            <text:p>1862</text:p>
          </table:table-cell>
          <table:table-cell office:value-type="float" office:value="2.849007" calcext:value-type="float">
            <text:p>2,849007</text:p>
          </table:table-cell>
          <table:table-cell/>
          <table:table-cell office:value-type="float" office:value="517" calcext:value-type="float">
            <text:p>517</text:p>
          </table:table-cell>
          <table:table-cell office:value-type="float" office:value="433.443983" calcext:value-type="float">
            <text:p>433,443983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formula="of:=AVERAGE(['JS-1024MB'.H5:.H55])" office:value-type="float" office:value="444.780616215686" calcext:value-type="float">
            <text:p>444,7806162157</text:p>
          </table:table-cell>
          <table:table-cell table:formula="of:=STDEV(['JS-1024MB'.H5:.H55])" office:value-type="float" office:value="21.0324501591536" calcext:value-type="float">
            <text:p>21,032450159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675679" calcext:value-type="float">
            <text:p>0,675679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3.250792" calcext:value-type="float">
            <text:p>3,250792</text:p>
          </table:table-cell>
          <table:table-cell/>
          <table:table-cell office:value-type="float" office:value="566" calcext:value-type="float">
            <text:p>566</text:p>
          </table:table-cell>
          <table:table-cell office:value-type="float" office:value="467.559757" calcext:value-type="float">
            <text:p>467,559757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29375" calcext:value-type="float">
            <text:p>0,029375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2.964444" calcext:value-type="float">
            <text:p>2,964444</text:p>
          </table:table-cell>
          <table:table-cell/>
          <table:table-cell office:value-type="float" office:value="699" calcext:value-type="float">
            <text:p>699</text:p>
          </table:table-cell>
          <table:table-cell office:value-type="float" office:value="540.988873" calcext:value-type="float">
            <text:p>540,988873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35618" calcext:value-type="float">
            <text:p>0,035618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2.781064" calcext:value-type="float">
            <text:p>2,781064</text:p>
          </table:table-cell>
          <table:table-cell/>
          <table:table-cell office:value-type="float" office:value="529" calcext:value-type="float">
            <text:p>529</text:p>
          </table:table-cell>
          <table:table-cell office:value-type="float" office:value="465.396569" calcext:value-type="float">
            <text:p>465,396569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30238" calcext:value-type="float">
            <text:p>0,030238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2.75982" calcext:value-type="float">
            <text:p>2,75982</text:p>
          </table:table-cell>
          <table:table-cell/>
          <table:table-cell office:value-type="float" office:value="1340" calcext:value-type="float">
            <text:p>1340</text:p>
          </table:table-cell>
          <table:table-cell office:value-type="float" office:value="463.511334" calcext:value-type="float">
            <text:p>463,511334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31543" calcext:value-type="float">
            <text:p>0,031543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2.883746" calcext:value-type="float">
            <text:p>2,883746</text:p>
          </table:table-cell>
          <table:table-cell/>
          <table:table-cell office:value-type="float" office:value="1796" calcext:value-type="float">
            <text:p>1796</text:p>
          </table:table-cell>
          <table:table-cell office:value-type="float" office:value="431.180261" calcext:value-type="float">
            <text:p>431,180261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32746" calcext:value-type="float">
            <text:p>0,032746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2.801771" calcext:value-type="float">
            <text:p>2,801771</text:p>
          </table:table-cell>
          <table:table-cell/>
          <table:table-cell office:value-type="float" office:value="895" calcext:value-type="float">
            <text:p>895</text:p>
          </table:table-cell>
          <table:table-cell office:value-type="float" office:value="440.930081" calcext:value-type="float">
            <text:p>440,930081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47235" calcext:value-type="float">
            <text:p>0,047235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.293414" calcext:value-type="float">
            <text:p>3,293414</text:p>
          </table:table-cell>
          <table:table-cell/>
          <table:table-cell office:value-type="float" office:value="630" calcext:value-type="float">
            <text:p>630</text:p>
          </table:table-cell>
          <table:table-cell office:value-type="float" office:value="457.753994" calcext:value-type="float">
            <text:p>457,753994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30798" calcext:value-type="float">
            <text:p>0,030798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4.039319" calcext:value-type="float">
            <text:p>4,039319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450.388376" calcext:value-type="float">
            <text:p>450,388376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39251" calcext:value-type="float">
            <text:p>0,039251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3.736891" calcext:value-type="float">
            <text:p>3,736891</text:p>
          </table:table-cell>
          <table:table-cell/>
          <table:table-cell office:value-type="float" office:value="723" calcext:value-type="float">
            <text:p>723</text:p>
          </table:table-cell>
          <table:table-cell office:value-type="float" office:value="447.182768" calcext:value-type="float">
            <text:p>447,182768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33481" calcext:value-type="float">
            <text:p>0,03348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3.714758" calcext:value-type="float">
            <text:p>3,714758</text:p>
          </table:table-cell>
          <table:table-cell/>
          <table:table-cell office:value-type="float" office:value="517" calcext:value-type="float">
            <text:p>517</text:p>
          </table:table-cell>
          <table:table-cell office:value-type="float" office:value="445.795437" calcext:value-type="float">
            <text:p>445,795437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41389" calcext:value-type="float">
            <text:p>0,04138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.158789" calcext:value-type="float">
            <text:p>4,158789</text:p>
          </table:table-cell>
          <table:table-cell/>
          <table:table-cell office:value-type="float" office:value="666" calcext:value-type="float">
            <text:p>666</text:p>
          </table:table-cell>
          <table:table-cell office:value-type="float" office:value="455.322794" calcext:value-type="float">
            <text:p>455,322794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53098" calcext:value-type="float">
            <text:p>0,05309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5.191585" calcext:value-type="float">
            <text:p>5,191585</text:p>
          </table:table-cell>
          <table:table-cell/>
          <table:table-cell office:value-type="float" office:value="939" calcext:value-type="float">
            <text:p>939</text:p>
          </table:table-cell>
          <table:table-cell office:value-type="float" office:value="437.782812" calcext:value-type="float">
            <text:p>437,782812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41549" calcext:value-type="float">
            <text:p>0,04154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4.321088" calcext:value-type="float">
            <text:p>4,321088</text:p>
          </table:table-cell>
          <table:table-cell/>
          <table:table-cell office:value-type="float" office:value="648" calcext:value-type="float">
            <text:p>648</text:p>
          </table:table-cell>
          <table:table-cell office:value-type="float" office:value="445.201619" calcext:value-type="float">
            <text:p>445,201619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32254" calcext:value-type="float">
            <text:p>0,032254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3.515565" calcext:value-type="float">
            <text:p>3,515565</text:p>
          </table:table-cell>
          <table:table-cell/>
          <table:table-cell office:value-type="float" office:value="634" calcext:value-type="float">
            <text:p>634</text:p>
          </table:table-cell>
          <table:table-cell office:value-type="float" office:value="418.583938" calcext:value-type="float">
            <text:p>418,583938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49274" calcext:value-type="float">
            <text:p>0,04927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4.600818" calcext:value-type="float">
            <text:p>4,600818</text:p>
          </table:table-cell>
          <table:table-cell/>
          <table:table-cell office:value-type="float" office:value="1318" calcext:value-type="float">
            <text:p>1318</text:p>
          </table:table-cell>
          <table:table-cell office:value-type="float" office:value="442.670483" calcext:value-type="float">
            <text:p>442,670483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38905" calcext:value-type="float">
            <text:p>0,038905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.605281" calcext:value-type="float">
            <text:p>3,605281</text:p>
          </table:table-cell>
          <table:table-cell/>
          <table:table-cell office:value-type="float" office:value="1032" calcext:value-type="float">
            <text:p>1032</text:p>
          </table:table-cell>
          <table:table-cell office:value-type="float" office:value="448.585597" calcext:value-type="float">
            <text:p>448,58559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40826" calcext:value-type="float">
            <text:p>0,040826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2.735535" calcext:value-type="float">
            <text:p>2,735535</text:p>
          </table:table-cell>
          <table:table-cell/>
          <table:table-cell office:value-type="float" office:value="655" calcext:value-type="float">
            <text:p>655</text:p>
          </table:table-cell>
          <table:table-cell office:value-type="float" office:value="437.85863" calcext:value-type="float">
            <text:p>437,85863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31901" calcext:value-type="float">
            <text:p>0,031901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3.643038" calcext:value-type="float">
            <text:p>3,643038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442.548131" calcext:value-type="float">
            <text:p>442,548131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30864" calcext:value-type="float">
            <text:p>0,030864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4.637427" calcext:value-type="float">
            <text:p>4,637427</text:p>
          </table:table-cell>
          <table:table-cell/>
          <table:table-cell office:value-type="float" office:value="551" calcext:value-type="float">
            <text:p>551</text:p>
          </table:table-cell>
          <table:table-cell office:value-type="float" office:value="434.837551" calcext:value-type="float">
            <text:p>434,837551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37423" calcext:value-type="float">
            <text:p>0,037423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3.735451" calcext:value-type="float">
            <text:p>3,735451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float" office:value="453.274433" calcext:value-type="float">
            <text:p>453,274433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48161" calcext:value-type="float">
            <text:p>0,04816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2.899885" calcext:value-type="float">
            <text:p>2,899885</text:p>
          </table:table-cell>
          <table:table-cell/>
          <table:table-cell office:value-type="float" office:value="554" calcext:value-type="float">
            <text:p>554</text:p>
          </table:table-cell>
          <table:table-cell office:value-type="float" office:value="448.879967" calcext:value-type="float">
            <text:p>448,879967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31955" calcext:value-type="float">
            <text:p>0,03195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.385236" calcext:value-type="float">
            <text:p>3,385236</text:p>
          </table:table-cell>
          <table:table-cell/>
          <table:table-cell office:value-type="float" office:value="756" calcext:value-type="float">
            <text:p>756</text:p>
          </table:table-cell>
          <table:table-cell office:value-type="float" office:value="402.031344" calcext:value-type="float">
            <text:p>402,031344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30186" calcext:value-type="float">
            <text:p>0,030186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4.585644" calcext:value-type="float">
            <text:p>4,585644</text:p>
          </table:table-cell>
          <table:table-cell/>
          <table:table-cell office:value-type="float" office:value="1330" calcext:value-type="float">
            <text:p>1330</text:p>
          </table:table-cell>
          <table:table-cell office:value-type="float" office:value="465.418707" calcext:value-type="float">
            <text:p>465,41870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46617" calcext:value-type="float">
            <text:p>0,046617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3.067891" calcext:value-type="float">
            <text:p>3,067891</text:p>
          </table:table-cell>
          <table:table-cell/>
          <table:table-cell office:value-type="float" office:value="560" calcext:value-type="float">
            <text:p>560</text:p>
          </table:table-cell>
          <table:table-cell office:value-type="float" office:value="407.011779" calcext:value-type="float">
            <text:p>407,011779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29381" calcext:value-type="float">
            <text:p>0,02938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.906578" calcext:value-type="float">
            <text:p>2,906578</text:p>
          </table:table-cell>
          <table:table-cell/>
          <table:table-cell office:value-type="float" office:value="934" calcext:value-type="float">
            <text:p>934</text:p>
          </table:table-cell>
          <table:table-cell office:value-type="float" office:value="454.925404" calcext:value-type="float">
            <text:p>454,925404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39236" calcext:value-type="float">
            <text:p>0,039236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2.895869" calcext:value-type="float">
            <text:p>2,895869</text:p>
          </table:table-cell>
          <table:table-cell/>
          <table:table-cell office:value-type="float" office:value="624" calcext:value-type="float">
            <text:p>624</text:p>
          </table:table-cell>
          <table:table-cell office:value-type="float" office:value="422.529702" calcext:value-type="float">
            <text:p>422,529702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35018" calcext:value-type="float">
            <text:p>0,03501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3.828068" calcext:value-type="float">
            <text:p>3,828068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447.57728" calcext:value-type="float">
            <text:p>447,57728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28537" calcext:value-type="float">
            <text:p>0,028537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3.135423" calcext:value-type="float">
            <text:p>3,135423</text:p>
          </table:table-cell>
          <table:table-cell/>
          <table:table-cell office:value-type="float" office:value="496" calcext:value-type="float">
            <text:p>496</text:p>
          </table:table-cell>
          <table:table-cell office:value-type="float" office:value="442.191942" calcext:value-type="float">
            <text:p>442,191942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31712" calcext:value-type="float">
            <text:p>0,031712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3.000222" calcext:value-type="float">
            <text:p>3,000222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447.862692" calcext:value-type="float">
            <text:p>447,862692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33449" calcext:value-type="float">
            <text:p>0,033449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3.462569" calcext:value-type="float">
            <text:p>3,462569</text:p>
          </table:table-cell>
          <table:table-cell/>
          <table:table-cell office:value-type="float" office:value="513" calcext:value-type="float">
            <text:p>513</text:p>
          </table:table-cell>
          <table:table-cell office:value-type="float" office:value="456.947539" calcext:value-type="float">
            <text:p>456,947539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44333" calcext:value-type="float">
            <text:p>0,044333</text:p>
          </table:table-cell>
          <table:table-cell/>
          <table:table-cell office:value-type="float" office:value="761" calcext:value-type="float">
            <text:p>761</text:p>
          </table:table-cell>
          <table:table-cell office:value-type="float" office:value="2.570173" calcext:value-type="float">
            <text:p>2,570173</text:p>
          </table:table-cell>
          <table:table-cell/>
          <table:table-cell office:value-type="float" office:value="1245" calcext:value-type="float">
            <text:p>1245</text:p>
          </table:table-cell>
          <table:table-cell office:value-type="float" office:value="445.168634" calcext:value-type="float">
            <text:p>445,168634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376" calcext:value-type="float">
            <text:p>0,0376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.482653" calcext:value-type="float">
            <text:p>3,482653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440.182202" calcext:value-type="float">
            <text:p>440,182202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34805" calcext:value-type="float">
            <text:p>0,034805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3.330372" calcext:value-type="float">
            <text:p>3,330372</text:p>
          </table:table-cell>
          <table:table-cell/>
          <table:table-cell office:value-type="float" office:value="957" calcext:value-type="float">
            <text:p>957</text:p>
          </table:table-cell>
          <table:table-cell office:value-type="float" office:value="416.530189" calcext:value-type="float">
            <text:p>416,530189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28794" calcext:value-type="float">
            <text:p>0,028794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2.953515" calcext:value-type="float">
            <text:p>2,953515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float" office:value="455.0956" calcext:value-type="float">
            <text:p>455,0956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555" calcext:value-type="float">
            <text:p>0,0555</text:p>
          </table:table-cell>
          <table:table-cell/>
          <table:table-cell office:value-type="float" office:value="429" calcext:value-type="float">
            <text:p>429</text:p>
          </table:table-cell>
          <table:table-cell office:value-type="float" office:value="3.543376" calcext:value-type="float">
            <text:p>3,543376</text:p>
          </table:table-cell>
          <table:table-cell/>
          <table:table-cell office:value-type="float" office:value="1021" calcext:value-type="float">
            <text:p>1021</text:p>
          </table:table-cell>
          <table:table-cell office:value-type="float" office:value="448.028808" calcext:value-type="float">
            <text:p>448,028808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29316" calcext:value-type="float">
            <text:p>0,029316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4.70118" calcext:value-type="float">
            <text:p>4,70118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415.708484" calcext:value-type="float">
            <text:p>415,708484</text:p>
          </table:table-cell>
          <table:table-cell table:number-columns-repeated="6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032413" calcext:value-type="float">
            <text:p>0,03241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3.293507" calcext:value-type="float">
            <text:p>3,293507</text:p>
          </table:table-cell>
          <table:table-cell/>
          <table:table-cell office:value-type="float" office:value="484" calcext:value-type="float">
            <text:p>484</text:p>
          </table:table-cell>
          <table:table-cell office:value-type="float" office:value="425.829016" calcext:value-type="float">
            <text:p>425,829016</text:p>
          </table:table-cell>
          <table:table-cell table:number-columns-repeated="6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.040156" calcext:value-type="float">
            <text:p>0,040156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.804216" calcext:value-type="float">
            <text:p>3,804216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437.34831" calcext:value-type="float">
            <text:p>437,34831</text:p>
          </table:table-cell>
          <table:table-cell table:number-columns-repeated="6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049224" calcext:value-type="float">
            <text:p>0,04922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4.786925" calcext:value-type="float">
            <text:p>4,786925</text:p>
          </table:table-cell>
          <table:table-cell/>
          <table:table-cell office:value-type="float" office:value="898" calcext:value-type="float">
            <text:p>898</text:p>
          </table:table-cell>
          <table:table-cell office:value-type="float" office:value="438.668086" calcext:value-type="float">
            <text:p>438,668086</text:p>
          </table:table-cell>
          <table:table-cell table:number-columns-repeated="6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.037686" calcext:value-type="float">
            <text:p>0,03768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.683598" calcext:value-type="float">
            <text:p>2,683598</text:p>
          </table:table-cell>
          <table:table-cell/>
          <table:table-cell office:value-type="float" office:value="727" calcext:value-type="float">
            <text:p>727</text:p>
          </table:table-cell>
          <table:table-cell office:value-type="float" office:value="447.165831" calcext:value-type="float">
            <text:p>447,165831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028466" calcext:value-type="float">
            <text:p>0,028466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3.1801" calcext:value-type="float">
            <text:p>3,1801</text:p>
          </table:table-cell>
          <table:table-cell/>
          <table:table-cell office:value-type="float" office:value="807" calcext:value-type="float">
            <text:p>807</text:p>
          </table:table-cell>
          <table:table-cell office:value-type="float" office:value="476.588444" calcext:value-type="float">
            <text:p>476,588444</text:p>
          </table:table-cell>
          <table:table-cell table:number-columns-repeated="6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040981" calcext:value-type="float">
            <text:p>0,040981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3.000808" calcext:value-type="float">
            <text:p>3,000808</text:p>
          </table:table-cell>
          <table:table-cell/>
          <table:table-cell office:value-type="float" office:value="497" calcext:value-type="float">
            <text:p>497</text:p>
          </table:table-cell>
          <table:table-cell office:value-type="float" office:value="442.701281" calcext:value-type="float">
            <text:p>442,701281</text:p>
          </table:table-cell>
          <table:table-cell table:number-columns-repeated="6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0.038602" calcext:value-type="float">
            <text:p>0,038602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5.736434" calcext:value-type="float">
            <text:p>5,736434</text:p>
          </table:table-cell>
          <table:table-cell/>
          <table:table-cell office:value-type="float" office:value="498" calcext:value-type="float">
            <text:p>498</text:p>
          </table:table-cell>
          <table:table-cell office:value-type="float" office:value="433.426969" calcext:value-type="float">
            <text:p>433,426969</text:p>
          </table:table-cell>
          <table:table-cell table:number-columns-repeated="6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.040494" calcext:value-type="float">
            <text:p>0,040494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3.537864" calcext:value-type="float">
            <text:p>3,537864</text:p>
          </table:table-cell>
          <table:table-cell/>
          <table:table-cell office:value-type="float" office:value="689" calcext:value-type="float">
            <text:p>689</text:p>
          </table:table-cell>
          <table:table-cell office:value-type="float" office:value="438.954437" calcext:value-type="float">
            <text:p>438,954437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35155" calcext:value-type="float">
            <text:p>0,03515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.222423" calcext:value-type="float">
            <text:p>3,222423</text:p>
          </table:table-cell>
          <table:table-cell/>
          <table:table-cell office:value-type="float" office:value="1119" calcext:value-type="float">
            <text:p>1119</text:p>
          </table:table-cell>
          <table:table-cell office:value-type="float" office:value="442.193258" calcext:value-type="float">
            <text:p>442,193258</text:p>
          </table:table-cell>
          <table:table-cell table:number-columns-repeated="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30455" calcext:value-type="float">
            <text:p>0,030455</text:p>
          </table:table-cell>
          <table:table-cell table:number-columns-repeated="4"/>
          <table:table-cell office:value-type="float" office:value="524" calcext:value-type="float">
            <text:p>524</text:p>
          </table:table-cell>
          <table:table-cell office:value-type="float" office:value="464.983322" calcext:value-type="float">
            <text:p>464,983322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4135" calcext:value-type="float">
            <text:p>0,04135</text:p>
          </table:table-cell>
          <table:table-cell table:number-columns-repeated="4"/>
          <table:table-cell office:value-type="float" office:value="505" calcext:value-type="float">
            <text:p>505</text:p>
          </table:table-cell>
          <table:table-cell office:value-type="float" office:value="446.719681" calcext:value-type="float">
            <text:p>446,719681</text:p>
          </table:table-cell>
          <table:table-cell table:number-columns-repeated="6"/>
        </table:table-row>
      </table:table>
      <table:table table:name="JS-2048MB" table:style-name="ta1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0.711248" calcext:value-type="float">
            <text:p>0,71124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8.42797" calcext:value-type="float">
            <text:p>18,42797</text:p>
          </table:table-cell>
          <table:table-cell/>
          <table:table-cell office:value-type="float" office:value="688" calcext:value-type="float">
            <text:p>688</text:p>
          </table:table-cell>
          <table:table-cell office:value-type="float" office:value="355.542703" calcext:value-type="float">
            <text:p>355,542703</text:p>
          </table:table-cell>
          <table:table-cell table:number-columns-repeated="4"/>
          <table:table-cell office:value-type="string" calcext:value-type="string">
            <text:p>Average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.028781" calcext:value-type="float">
            <text:p>1,028781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2.685218" calcext:value-type="float">
            <text:p>2,685218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368.020278" calcext:value-type="float">
            <text:p>368,020278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formula="of:=AVERAGE(['JS-2048MB'.B6:.B54])" office:value-type="float" office:value="0.0966991632653062" calcext:value-type="float">
            <text:p>0,0966991633</text:p>
          </table:table-cell>
          <table:table-cell table:formula="of:=STDEV(['JS-2048MB'.B6:.B54])" office:value-type="float" office:value="0.218607315986084" calcext:value-type="float">
            <text:p>0,21860731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41311" calcext:value-type="float">
            <text:p>0,041311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2.94992" calcext:value-type="float">
            <text:p>2,94992</text:p>
          </table:table-cell>
          <table:table-cell/>
          <table:table-cell office:value-type="float" office:value="449" calcext:value-type="float">
            <text:p>449</text:p>
          </table:table-cell>
          <table:table-cell office:value-type="float" office:value="349.482711" calcext:value-type="float">
            <text:p>349,482711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table:formula="of:=AVERAGE(['JS-2048MB'.E6:.E54])" office:value-type="float" office:value="3.0611934375" calcext:value-type="float">
            <text:p>3,0611934375</text:p>
          </table:table-cell>
          <table:table-cell table:formula="of:=STDEV(['JS-2048MB'.E6:.E54])" office:value-type="float" office:value="0.447591770011845" calcext:value-type="float">
            <text:p>0,4475917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895214" calcext:value-type="float">
            <text:p>0,895214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2.966236" calcext:value-type="float">
            <text:p>2,966236</text:p>
          </table:table-cell>
          <table:table-cell/>
          <table:table-cell office:value-type="float" office:value="422" calcext:value-type="float">
            <text:p>422</text:p>
          </table:table-cell>
          <table:table-cell office:value-type="float" office:value="349.878372" calcext:value-type="float">
            <text:p>349,878372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formula="of:=AVERAGE(['JS-2048MB'.H5:.H14])" office:value-type="float" office:value="358.5418323" calcext:value-type="float">
            <text:p>358,5418323</text:p>
          </table:table-cell>
          <table:table-cell table:formula="of:=STDEV(['JS-2048MB'.H5:.H14])" office:value-type="float" office:value="14.6071481433885" calcext:value-type="float">
            <text:p>14,607148143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889481" calcext:value-type="float">
            <text:p>0,88948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2.91905" calcext:value-type="float">
            <text:p>2,91905</text:p>
          </table:table-cell>
          <table:table-cell/>
          <table:table-cell office:value-type="float" office:value="536" calcext:value-type="float">
            <text:p>536</text:p>
          </table:table-cell>
          <table:table-cell office:value-type="float" office:value="346.86161" calcext:value-type="float">
            <text:p>346,86161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45604" calcext:value-type="float">
            <text:p>0,045604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3.577222" calcext:value-type="float">
            <text:p>3,577222</text:p>
          </table:table-cell>
          <table:table-cell/>
          <table:table-cell office:value-type="float" office:value="545" calcext:value-type="float">
            <text:p>545</text:p>
          </table:table-cell>
          <table:table-cell office:value-type="float" office:value="386.525643" calcext:value-type="float">
            <text:p>386,525643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35322" calcext:value-type="float">
            <text:p>0,03532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.773495" calcext:value-type="float">
            <text:p>2,773495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361.287654" calcext:value-type="float">
            <text:p>361,287654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9435" calcext:value-type="float">
            <text:p>0,039435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2.729111" calcext:value-type="float">
            <text:p>2,729111</text:p>
          </table:table-cell>
          <table:table-cell/>
          <table:table-cell office:value-type="float" office:value="678" calcext:value-type="float">
            <text:p>678</text:p>
          </table:table-cell>
          <table:table-cell office:value-type="float" office:value="376.394828" calcext:value-type="float">
            <text:p>376,394828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40044" calcext:value-type="float">
            <text:p>0,04004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.952203" calcext:value-type="float">
            <text:p>2,952203</text:p>
          </table:table-cell>
          <table:table-cell/>
          <table:table-cell office:value-type="float" office:value="460" calcext:value-type="float">
            <text:p>460</text:p>
          </table:table-cell>
          <table:table-cell office:value-type="float" office:value="339.027426" calcext:value-type="float">
            <text:p>339,02742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037686" calcext:value-type="float">
            <text:p>0,037686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3.128066" calcext:value-type="float">
            <text:p>3,128066</text:p>
          </table:table-cell>
          <table:table-cell/>
          <table:table-cell office:value-type="float" office:value="693" calcext:value-type="float">
            <text:p>693</text:p>
          </table:table-cell>
          <table:table-cell office:value-type="float" office:value="352.397098" calcext:value-type="float">
            <text:p>352,397098</text:p>
          </table:table-cell>
          <table:table-cell table:number-columns-repeated="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176251" calcext:value-type="float">
            <text:p>0,17625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2.864408" calcext:value-type="float">
            <text:p>2,864408</text:p>
          </table:table-cell>
          <table:table-cell/>
          <table:table-cell office:value-type="float" office:value="522" calcext:value-type="float">
            <text:p>522</text:p>
          </table:table-cell>
          <table:table-cell office:value-type="float" office:value="322.206255" calcext:value-type="float">
            <text:p>322,206255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43318" calcext:value-type="float">
            <text:p>0,04331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.988096" calcext:value-type="float">
            <text:p>2,988096</text:p>
          </table:table-cell>
          <table:table-cell/>
          <table:table-cell office:value-type="float" office:value="491" calcext:value-type="float">
            <text:p>491</text:p>
          </table:table-cell>
          <table:table-cell office:value-type="float" office:value="350.734426" calcext:value-type="float">
            <text:p>350,734426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50009" calcext:value-type="float">
            <text:p>0,05000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.227151" calcext:value-type="float">
            <text:p>3,227151</text:p>
          </table:table-cell>
          <table:table-cell/>
          <table:table-cell office:value-type="float" office:value="634" calcext:value-type="float">
            <text:p>634</text:p>
          </table:table-cell>
          <table:table-cell office:value-type="float" office:value="372.25128" calcext:value-type="float">
            <text:p>372,25128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57491" calcext:value-type="float">
            <text:p>0,05749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2.817564" calcext:value-type="float">
            <text:p>2,817564</text:p>
          </table:table-cell>
          <table:table-cell/>
          <table:table-cell office:value-type="float" office:value="524" calcext:value-type="float">
            <text:p>524</text:p>
          </table:table-cell>
          <table:table-cell office:value-type="float" office:value="458.114234" calcext:value-type="float">
            <text:p>458,114234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3711" calcext:value-type="float">
            <text:p>0,0371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.990007" calcext:value-type="float">
            <text:p>2,990007</text:p>
          </table:table-cell>
          <table:table-cell/>
          <table:table-cell office:value-type="float" office:value="492" calcext:value-type="float">
            <text:p>492</text:p>
          </table:table-cell>
          <table:table-cell office:value-type="float" office:value="395.092238" calcext:value-type="float">
            <text:p>395,092238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46208" calcext:value-type="float">
            <text:p>0,04620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4.170912" calcext:value-type="float">
            <text:p>4,170912</text:p>
          </table:table-cell>
          <table:table-cell/>
          <table:table-cell office:value-type="float" office:value="458" calcext:value-type="float">
            <text:p>458</text:p>
          </table:table-cell>
          <table:table-cell office:value-type="float" office:value="382.111004" calcext:value-type="float">
            <text:p>382,111004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36535" calcext:value-type="float">
            <text:p>0,03653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.728054" calcext:value-type="float">
            <text:p>2,728054</text:p>
          </table:table-cell>
          <table:table-cell/>
          <table:table-cell office:value-type="float" office:value="564" calcext:value-type="float">
            <text:p>564</text:p>
          </table:table-cell>
          <table:table-cell office:value-type="float" office:value="392.202281" calcext:value-type="float">
            <text:p>392,202281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44918" calcext:value-type="float">
            <text:p>0,04491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2.87063" calcext:value-type="float">
            <text:p>2,87063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393.971311" calcext:value-type="float">
            <text:p>393,971311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47655" calcext:value-type="float">
            <text:p>0,047655</text:p>
          </table:table-cell>
          <table:table-cell/>
          <table:table-cell office:value-type="float" office:value="265" calcext:value-type="float">
            <text:p>265</text:p>
          </table:table-cell>
          <table:table-cell office:value-type="float" office:value="2.905631" calcext:value-type="float">
            <text:p>2,905631</text:p>
          </table:table-cell>
          <table:table-cell/>
          <table:table-cell office:value-type="float" office:value="503" calcext:value-type="float">
            <text:p>503</text:p>
          </table:table-cell>
          <table:table-cell office:value-type="float" office:value="385.799052" calcext:value-type="float">
            <text:p>385,799052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29079" calcext:value-type="float">
            <text:p>0,029079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3.015396" calcext:value-type="float">
            <text:p>3,015396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376.487514" calcext:value-type="float">
            <text:p>376,487514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30452" calcext:value-type="float">
            <text:p>0,030452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.947515" calcext:value-type="float">
            <text:p>2,947515</text:p>
          </table:table-cell>
          <table:table-cell/>
          <table:table-cell office:value-type="float" office:value="543" calcext:value-type="float">
            <text:p>543</text:p>
          </table:table-cell>
          <table:table-cell office:value-type="float" office:value="393.183701" calcext:value-type="float">
            <text:p>393,183701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44624" calcext:value-type="float">
            <text:p>0,044624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3.725337" calcext:value-type="float">
            <text:p>3,725337</text:p>
          </table:table-cell>
          <table:table-cell/>
          <table:table-cell office:value-type="float" office:value="847" calcext:value-type="float">
            <text:p>847</text:p>
          </table:table-cell>
          <table:table-cell office:value-type="float" office:value="389.451701" calcext:value-type="float">
            <text:p>389,451701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6151" calcext:value-type="float">
            <text:p>0,06151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4.336848" calcext:value-type="float">
            <text:p>4,336848</text:p>
          </table:table-cell>
          <table:table-cell/>
          <table:table-cell office:value-type="float" office:value="417" calcext:value-type="float">
            <text:p>417</text:p>
          </table:table-cell>
          <table:table-cell office:value-type="float" office:value="351.702513" calcext:value-type="float">
            <text:p>351,702513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39673" calcext:value-type="float">
            <text:p>0,039673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2.648128" calcext:value-type="float">
            <text:p>2,648128</text:p>
          </table:table-cell>
          <table:table-cell/>
          <table:table-cell office:value-type="float" office:value="504" calcext:value-type="float">
            <text:p>504</text:p>
          </table:table-cell>
          <table:table-cell office:value-type="float" office:value="337.924858" calcext:value-type="float">
            <text:p>337,924858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3946" calcext:value-type="float">
            <text:p>0,0394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.717309" calcext:value-type="float">
            <text:p>2,717309</text:p>
          </table:table-cell>
          <table:table-cell/>
          <table:table-cell office:value-type="float" office:value="413" calcext:value-type="float">
            <text:p>413</text:p>
          </table:table-cell>
          <table:table-cell office:value-type="float" office:value="353.481335" calcext:value-type="float">
            <text:p>353,481335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38491" calcext:value-type="float">
            <text:p>0,03849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.757479" calcext:value-type="float">
            <text:p>2,757479</text:p>
          </table:table-cell>
          <table:table-cell/>
          <table:table-cell office:value-type="float" office:value="938" calcext:value-type="float">
            <text:p>938</text:p>
          </table:table-cell>
          <table:table-cell office:value-type="float" office:value="343.252342" calcext:value-type="float">
            <text:p>343,252342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38313" calcext:value-type="float">
            <text:p>0,038313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.92564" calcext:value-type="float">
            <text:p>3,92564</text:p>
          </table:table-cell>
          <table:table-cell/>
          <table:table-cell office:value-type="float" office:value="1312" calcext:value-type="float">
            <text:p>1312</text:p>
          </table:table-cell>
          <table:table-cell office:value-type="float" office:value="341.452586" calcext:value-type="float">
            <text:p>341,452586</text:p>
          </table:table-cell>
          <table:table-cell table:number-columns-repeated="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34658" calcext:value-type="float">
            <text:p>0,03465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2.759354" calcext:value-type="float">
            <text:p>2,759354</text:p>
          </table:table-cell>
          <table:table-cell/>
          <table:table-cell office:value-type="float" office:value="642" calcext:value-type="float">
            <text:p>642</text:p>
          </table:table-cell>
          <table:table-cell office:value-type="float" office:value="336.801514" calcext:value-type="float">
            <text:p>336,801514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42231" calcext:value-type="float">
            <text:p>0,04223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.230005" calcext:value-type="float">
            <text:p>3,230005</text:p>
          </table:table-cell>
          <table:table-cell/>
          <table:table-cell office:value-type="float" office:value="402" calcext:value-type="float">
            <text:p>402</text:p>
          </table:table-cell>
          <table:table-cell office:value-type="float" office:value="342.825096" calcext:value-type="float">
            <text:p>342,825096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30971" calcext:value-type="float">
            <text:p>0,030971</text:p>
          </table:table-cell>
          <table:table-cell/>
          <table:table-cell office:value-type="float" office:value="501" calcext:value-type="float">
            <text:p>501</text:p>
          </table:table-cell>
          <table:table-cell office:value-type="float" office:value="2.639534" calcext:value-type="float">
            <text:p>2,639534</text:p>
          </table:table-cell>
          <table:table-cell/>
          <table:table-cell office:value-type="float" office:value="416" calcext:value-type="float">
            <text:p>416</text:p>
          </table:table-cell>
          <table:table-cell office:value-type="float" office:value="359.114353" calcext:value-type="float">
            <text:p>359,114353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43907" calcext:value-type="float">
            <text:p>0,043907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2.942995" calcext:value-type="float">
            <text:p>2,942995</text:p>
          </table:table-cell>
          <table:table-cell/>
          <table:table-cell office:value-type="float" office:value="1764" calcext:value-type="float">
            <text:p>1764</text:p>
          </table:table-cell>
          <table:table-cell office:value-type="float" office:value="356.218933" calcext:value-type="float">
            <text:p>356,218933</text:p>
          </table:table-cell>
          <table:table-cell table:number-columns-repeated="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31067" calcext:value-type="float">
            <text:p>0,03106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2.732906" calcext:value-type="float">
            <text:p>2,732906</text:p>
          </table:table-cell>
          <table:table-cell/>
          <table:table-cell office:value-type="float" office:value="1695" calcext:value-type="float">
            <text:p>1695</text:p>
          </table:table-cell>
          <table:table-cell office:value-type="float" office:value="652.193169" calcext:value-type="float">
            <text:p>652,193169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31825" calcext:value-type="float">
            <text:p>0,03182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.163542" calcext:value-type="float">
            <text:p>3,163542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729.636533" calcext:value-type="float">
            <text:p>729,636533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31366" calcext:value-type="float">
            <text:p>0,031366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2.802267" calcext:value-type="float">
            <text:p>2,802267</text:p>
          </table:table-cell>
          <table:table-cell/>
          <table:table-cell office:value-type="float" office:value="583" calcext:value-type="float">
            <text:p>583</text:p>
          </table:table-cell>
          <table:table-cell office:value-type="float" office:value="461.097846" calcext:value-type="float">
            <text:p>461,097846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36072" calcext:value-type="float">
            <text:p>0,036072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2.536614" calcext:value-type="float">
            <text:p>2,536614</text:p>
          </table:table-cell>
          <table:table-cell/>
          <table:table-cell office:value-type="float" office:value="1377" calcext:value-type="float">
            <text:p>1377</text:p>
          </table:table-cell>
          <table:table-cell office:value-type="float" office:value="407.65781" calcext:value-type="float">
            <text:p>407,65781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41437" calcext:value-type="float">
            <text:p>0,041437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2.778172" calcext:value-type="float">
            <text:p>2,778172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693.882756" calcext:value-type="float">
            <text:p>693,882756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34036" calcext:value-type="float">
            <text:p>0,034036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2.888808" calcext:value-type="float">
            <text:p>2,888808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623.828051" calcext:value-type="float">
            <text:p>623,828051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35393" calcext:value-type="float">
            <text:p>0,03539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.324263" calcext:value-type="float">
            <text:p>4,324263</text:p>
          </table:table-cell>
          <table:table-cell/>
          <table:table-cell office:value-type="float" office:value="481" calcext:value-type="float">
            <text:p>481</text:p>
          </table:table-cell>
          <table:table-cell office:value-type="float" office:value="415.887662" calcext:value-type="float">
            <text:p>415,887662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33922" calcext:value-type="float">
            <text:p>0,033922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3.073812" calcext:value-type="float">
            <text:p>3,073812</text:p>
          </table:table-cell>
          <table:table-cell/>
          <table:table-cell office:value-type="float" office:value="462" calcext:value-type="float">
            <text:p>462</text:p>
          </table:table-cell>
          <table:table-cell office:value-type="float" office:value="391.851826" calcext:value-type="float">
            <text:p>391,851826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039373" calcext:value-type="float">
            <text:p>0,039373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2.9167" calcext:value-type="float">
            <text:p>2,9167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384.325482" calcext:value-type="float">
            <text:p>384,325482</text:p>
          </table:table-cell>
          <table:table-cell table:number-columns-repeated="6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034382" calcext:value-type="float">
            <text:p>0,034382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4.029304" calcext:value-type="float">
            <text:p>4,029304</text:p>
          </table:table-cell>
          <table:table-cell/>
          <table:table-cell office:value-type="float" office:value="442" calcext:value-type="float">
            <text:p>442</text:p>
          </table:table-cell>
          <table:table-cell office:value-type="float" office:value="384.849986" calcext:value-type="float">
            <text:p>384,849986</text:p>
          </table:table-cell>
          <table:table-cell table:number-columns-repeated="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036724" calcext:value-type="float">
            <text:p>0,036724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2.706245" calcext:value-type="float">
            <text:p>2,706245</text:p>
          </table:table-cell>
          <table:table-cell/>
          <table:table-cell office:value-type="float" office:value="532" calcext:value-type="float">
            <text:p>532</text:p>
          </table:table-cell>
          <table:table-cell office:value-type="float" office:value="392.258135" calcext:value-type="float">
            <text:p>392,258135</text:p>
          </table:table-cell>
          <table:table-cell table:number-columns-repeated="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039309" calcext:value-type="float">
            <text:p>0,039309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3.43244" calcext:value-type="float">
            <text:p>3,43244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341.254232" calcext:value-type="float">
            <text:p>341,254232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33996" calcext:value-type="float">
            <text:p>0,033996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2.991449" calcext:value-type="float">
            <text:p>2,991449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350.193508" calcext:value-type="float">
            <text:p>350,193508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46549" calcext:value-type="float">
            <text:p>0,04654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3.166124" calcext:value-type="float">
            <text:p>3,166124</text:p>
          </table:table-cell>
          <table:table-cell/>
          <table:table-cell office:value-type="float" office:value="530" calcext:value-type="float">
            <text:p>530</text:p>
          </table:table-cell>
          <table:table-cell office:value-type="float" office:value="352.530275" calcext:value-type="float">
            <text:p>352,530275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30786" calcext:value-type="float">
            <text:p>0,03078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.665134" calcext:value-type="float">
            <text:p>2,665134</text:p>
          </table:table-cell>
          <table:table-cell/>
          <table:table-cell office:value-type="float" office:value="458" calcext:value-type="float">
            <text:p>458</text:p>
          </table:table-cell>
          <table:table-cell office:value-type="float" office:value="387.064924" calcext:value-type="float">
            <text:p>387,064924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36198" calcext:value-type="float">
            <text:p>0,036198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2.758265" calcext:value-type="float">
            <text:p>2,758265</text:p>
          </table:table-cell>
          <table:table-cell/>
          <table:table-cell office:value-type="float" office:value="458" calcext:value-type="float">
            <text:p>458</text:p>
          </table:table-cell>
          <table:table-cell office:value-type="float" office:value="341.396451" calcext:value-type="float">
            <text:p>341,396451</text:p>
          </table:table-cell>
          <table:table-cell table:number-columns-repeated="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034661" calcext:value-type="float">
            <text:p>0,034661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3.186408" calcext:value-type="float">
            <text:p>3,186408</text:p>
          </table:table-cell>
          <table:table-cell/>
          <table:table-cell office:value-type="float" office:value="590" calcext:value-type="float">
            <text:p>590</text:p>
          </table:table-cell>
          <table:table-cell office:value-type="float" office:value="352.175025" calcext:value-type="float">
            <text:p>352,175025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31134" calcext:value-type="float">
            <text:p>0,03113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.896318" calcext:value-type="float">
            <text:p>2,896318</text:p>
          </table:table-cell>
          <table:table-cell/>
          <table:table-cell office:value-type="float" office:value="599" calcext:value-type="float">
            <text:p>599</text:p>
          </table:table-cell>
          <table:table-cell office:value-type="float" office:value="350.750183" calcext:value-type="float">
            <text:p>350,750183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34287" calcext:value-type="float">
            <text:p>0,034287</text:p>
          </table:table-cell>
          <table:table-cell table:number-columns-repeated="4"/>
          <table:table-cell office:value-type="float" office:value="409" calcext:value-type="float">
            <text:p>409</text:p>
          </table:table-cell>
          <table:table-cell office:value-type="float" office:value="348.179987" calcext:value-type="float">
            <text:p>348,179987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3831" calcext:value-type="float">
            <text:p>0,03831</text:p>
          </table:table-cell>
          <table:table-cell table:number-columns-repeated="4"/>
          <table:table-cell office:value-type="float" office:value="628" calcext:value-type="float">
            <text:p>628</text:p>
          </table:table-cell>
          <table:table-cell office:value-type="float" office:value="342.568442" calcext:value-type="float">
            <text:p>342,568442</text:p>
          </table:table-cell>
          <table:table-cell table:number-columns-repeated="6"/>
        </table:table-row>
      </table:table>
      <table:table table:name="JS-RESULT" table:style-name="ta1">
        <table:shapes>
          <draw:frame draw:z-index="0" draw:style-name="gr1" draw:text-style-name="P1" svg:width="159.97mm" svg:height="90.04mm" svg:x="202.38mm" svg:y="8.77mm">
            <loext:p draw:notify-on-update-of-ranges="'JS-RESULT'.C12:'JS-RESULT'.C15 'JS-RESULT'.D11:'JS-RESULT'.D11 'JS-RESULT'.D12:'JS-RESULT'.D15 'JS-RESULT'.E11:'JS-RESULT'.E11 'JS-RESULT'.E12:'JS-RESULT'.E15 'JS-RESULT'.F11:'JS-RESULT'.F11 'JS-RESULT'.F12:'JS-RESULT'.F1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 table:number-rows-repeated="10">
          <table:table-cell table:number-columns-repeated="6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0.073162" calcext:value-type="float">
            <text:p>0,073162</text:p>
          </table:table-cell>
          <table:table-cell office:value-type="float" office:value="3.704632" calcext:value-type="float">
            <text:p>3,704632</text:p>
          </table:table-cell>
          <table:table-cell office:value-type="float" office:value="752.51924" calcext:value-type="float">
            <text:p>752,51924</text:p>
          </table:table-cell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0.07857" calcext:value-type="float">
            <text:p>0,07857</text:p>
          </table:table-cell>
          <table:table-cell office:value-type="float" office:value="3.20217" calcext:value-type="float">
            <text:p>3,20217</text:p>
          </table:table-cell>
          <table:table-cell office:value-type="float" office:value="814.3455" calcext:value-type="float">
            <text:p>814,3455</text:p>
          </table:table-cell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0.097716" calcext:value-type="float">
            <text:p>0,097716</text:p>
          </table:table-cell>
          <table:table-cell office:value-type="float" office:value="3.7439" calcext:value-type="float">
            <text:p>3,7439</text:p>
          </table:table-cell>
          <table:table-cell office:value-type="float" office:value="444.7806" calcext:value-type="float">
            <text:p>444,7806</text:p>
          </table:table-cell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0.09669" calcext:value-type="float">
            <text:p>0,09669</text:p>
          </table:table-cell>
          <table:table-cell office:value-type="float" office:value="3.06119" calcext:value-type="float">
            <text:p>3,06119</text:p>
          </table:table-cell>
          <table:table-cell office:value-type="float" office:value="358.5418" calcext:value-type="float">
            <text:p>358,5418</text:p>
          </table:table-cell>
        </table:table-row>
      </table:table>
      <table:table table:name="Sheet7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2">00/00/0000</text:date>, <text:time style:data-style-name="N2" text:time-value="23:17:25.287152497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6:55:02.370663317</meta:creation-date>
    <dc:date>2019-03-12T23:27:50.902311771</dc:date>
    <meta:editing-duration>PT1H44M34S</meta:editing-duration>
    <meta:editing-cycles>8</meta:editing-cycles>
    <meta:generator>LibreOffice/5.1.6.2$Linux_X86_64 LibreOffice_project/10m0$Build-2</meta:generator>
    <meta:document-statistic meta:table-count="7" meta:cell-count="132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D7:Sheet1.E10 Sheet1.E6:Sheet1.E6" chart:data-source-has-labels="both" svg:x="0.32cm" svg:y="0.18cm" svg:width="12.508cm" svg:height="8.64cm">
          <chartooo:coordinate-region svg:x="1.127cm" svg:y="0.379cm" svg:width="10.218cm" svg:height="7.794cm"/>
          <chart:axis chart:dimension="x" chart:name="primary-x" chart:style-name="ch4" chartooo:axis-type="auto">
            <chartooo:date-scale/>
            <chart:categories table:cell-range-address="Sheet1.D7:Sheet1.D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7:Sheet1.E10" chart:label-cell-address="Sheet1.E6:Sheet1.E6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E6:Sheet1.E6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D7:Sheet1.D10</svg:desc>
                </draw:g>
              </table:table-cell>
              <table:table-cell office:value-type="float" office:value="2.845">
                <text:p>2.845</text:p>
                <draw:g>
                  <svg:desc>Sheet1.E7:Sheet1.E10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98.435">
                <text:p>198.43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8783.23">
                <text:p>18783.23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155641.69">
                <text:p>2155641.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728cm" svg:y="3.705cm" style:legend-expansion="high" chart:style-name="ch2"/>
        <chart:plot-area chart:style-name="ch3" table:cell-range-address="'JS-RESULT'.C12:'JS-RESULT'.F15 'JS-RESULT'.D11:'JS-RESULT'.F11" chart:data-source-has-labels="both" svg:x="0.366cm" svg:y="0.232cm" svg:width="12.996cm" svg:height="8.644cm">
          <chartooo:coordinate-region svg:x="1.358cm" svg:y="0.432cm" svg:width="11.632cm" svg:height="7.797cm"/>
          <chart:axis chart:dimension="x" chart:name="primary-x" chart:style-name="ch4" chartooo:axis-type="auto">
            <chartooo:date-scale/>
            <chart:categories table:cell-range-address="'JS-RESULT'.C12:'JS-RESULT'.C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JS-RESULT'.D12:'JS-RESULT'.D15" chart:label-cell-address="'JS-RESULT'.D11:'JS-RESULT'.D11" chart:class="chart:line">
            <chart:data-point chart:repeated="4"/>
          </chart:series>
          <chart:series chart:style-name="ch8" chart:values-cell-range-address="'JS-RESULT'.E12:'JS-RESULT'.E15" chart:label-cell-address="'JS-RESULT'.E11:'JS-RESULT'.E11" chart:class="chart:line">
            <chart:data-point chart:repeated="4"/>
          </chart:series>
          <chart:series chart:style-name="ch9" chart:values-cell-range-address="'JS-RESULT'.F12:'JS-RESULT'.F15" chart:label-cell-address="'JS-RESULT'.F11:'JS-RESULT'.F1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</text:p>
                <draw:g>
                  <svg:desc>'JS-RESULT'.D11:'JS-RESULT'.D11</svg:desc>
                </draw:g>
              </table:table-cell>
              <table:table-cell office:value-type="string">
                <text:p>1000</text:p>
                <draw:g>
                  <svg:desc>'JS-RESULT'.E11:'JS-RESULT'.E11</svg:desc>
                </draw:g>
              </table:table-cell>
              <table:table-cell office:value-type="string">
                <text:p>10000</text:p>
                <draw:g>
                  <svg:desc>'JS-RESULT'.F11:'JS-RESULT'.F11</svg:desc>
                </draw:g>
              </table:table-cell>
            </table:table-row>
          </table:table-header-rows>
          <table:table-rows>
            <table:table-row>
              <table:table-cell office:value-type="float" office:value="256">
                <text:p>256</text:p>
                <draw:g>
                  <svg:desc>'JS-RESULT'.C12:'JS-RESULT'.C15</svg:desc>
                </draw:g>
              </table:table-cell>
              <table:table-cell office:value-type="float" office:value="0.073162">
                <text:p>0.073162</text:p>
                <draw:g>
                  <svg:desc>'JS-RESULT'.D12:'JS-RESULT'.D15</svg:desc>
                </draw:g>
              </table:table-cell>
              <table:table-cell office:value-type="float" office:value="3.704632">
                <text:p>3.704632</text:p>
                <draw:g>
                  <svg:desc>'JS-RESULT'.E12:'JS-RESULT'.E15</svg:desc>
                </draw:g>
              </table:table-cell>
              <table:table-cell office:value-type="float" office:value="752.51924">
                <text:p>752.51924</text:p>
                <draw:g>
                  <svg:desc>'JS-RESULT'.F12:'JS-RESULT'.F15</svg:desc>
                </draw:g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7857">
                <text:p>0.07857</text:p>
              </table:table-cell>
              <table:table-cell office:value-type="float" office:value="3.20217">
                <text:p>3.20217</text:p>
              </table:table-cell>
              <table:table-cell office:value-type="float" office:value="814.3455">
                <text:p>814.3455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97716">
                <text:p>0.097716</text:p>
              </table:table-cell>
              <table:table-cell office:value-type="float" office:value="3.7439">
                <text:p>3.7439</text:p>
              </table:table-cell>
              <table:table-cell office:value-type="float" office:value="444.7806">
                <text:p>444.7806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0.09669">
                <text:p>0.09669</text:p>
              </table:table-cell>
              <table:table-cell office:value-type="float" office:value="3.06119">
                <text:p>3.06119</text:p>
              </table:table-cell>
              <table:table-cell office:value-type="float" office:value="358.5418">
                <text:p>358.54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